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6.893cm"/>
    </style:style>
    <style:style style:name="Table1.B" style:family="table-column">
      <style:table-column-properties style:column-width="10.107cm"/>
    </style:style>
    <style:style style:name="Table1.A1" style:family="table-cell">
      <style:table-cell-properties style:vertical-align="middle" fo:padding="0.049cm" fo:border="none"/>
    </style:style>
    <style:style style:name="Table2" style:family="table">
      <style:table-properties style:width="15.307cm" table:align="left"/>
    </style:style>
    <style:style style:name="Table2.A" style:family="table-column">
      <style:table-column-properties style:column-width="6.332cm"/>
    </style:style>
    <style:style style:name="Table2.B" style:family="table-column">
      <style:table-column-properties style:column-width="8.975cm"/>
    </style:style>
    <style:style style:name="Table2.A1" style:family="table-cell">
      <style:table-cell-properties style:vertical-align="middle" fo:padding="0.049cm" fo:border="none"/>
    </style:style>
    <style:style style:name="P1" style:family="paragraph" style:parent-style-name="Preformatted_20_Text">
      <style:paragraph-properties style:writing-mode="lr-tb"/>
    </style:style>
    <style:style style:name="P2" style:family="paragraph" style:parent-style-name="Preformatted_20_Text" style:list-style-name="L6">
      <style:paragraph-properties style:writing-mode="lr-tb"/>
    </style:style>
    <style:style style:name="P3" style:family="paragraph" style:parent-style-name="Preformatted_20_Text">
      <style:paragraph-properties fo:margin-top="0cm" fo:margin-bottom="0.499cm" loext:contextual-spacing="false" style:writing-mode="lr-tb"/>
    </style:style>
    <style:style style:name="P4" style:family="paragraph" style:parent-style-name="Preformatted_20_Text" style:list-style-name="L4">
      <style:paragraph-properties fo:margin-top="0cm" fo:margin-bottom="0.499cm" loext:contextual-spacing="false" style:writing-mode="lr-tb"/>
    </style:style>
    <style:style style:name="P5" style:family="paragraph" style:parent-style-name="Preformatted_20_Text" style:list-style-name="L6">
      <style:paragraph-properties fo:margin-top="0cm" fo:margin-bottom="0.499cm" loext:contextual-spacing="false" style:writing-mode="lr-tb"/>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paragraph-properties fo:orphans="1"/>
    </style:style>
    <style:style style:name="P9" style:family="paragraph" style:parent-style-name="Text_20_body" style:list-style-name="L7">
      <style:paragraph-properties fo:orphans="1"/>
    </style:style>
    <style:style style:name="P10" style:family="paragraph" style:parent-style-name="Text_20_body" style:list-style-name="L9">
      <style:paragraph-properties fo:orphans="1"/>
    </style:style>
    <style:style style:name="P11" style:family="paragraph" style:parent-style-name="Text_20_body" style:list-style-name="L12">
      <style:paragraph-properties fo:orphans="1"/>
    </style:style>
    <style:style style:name="P12" style:family="paragraph" style:parent-style-name="Text_20_body" style:list-style-name="L3"/>
    <style:style style:name="P13" style:family="paragraph" style:parent-style-name="Text_20_body" style:list-style-name="L5"/>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5" text:outline-level="5">You said:</text:h>
      <text:p text:style-name="Text_20_body">import os import cv2 import json import numpy as np from ultralytics import YOLO # Ensure output directory exists output_dir = "/home/sakthees-monk/output" os.makedirs(output_dir, exist_ok=True) # Define the JSON file path json_path = os.path.join(output_dir, "pose.json") # Load YOLO Pose Model model = YOLO("yolo11m-pose.pt") # Open video source (0 for webcam or video file) cap = cv2.VideoCapture("ku.mp4") pose_data = [] frame_count = 0 while cap.isOpened(): ret, frame = cap.read() if not ret: break results = model(frame) annotated_frame = results[0].plot() for result in results: keypoints = result.keypoints.xy.cpu().numpy() if result.keypoints is not None else np.array([]) bbox = result.boxes.xyxy.cpu().numpy() if result.boxes is not None else None if keypoints.size &gt; 0: frame_data = { "frame_id": frame_count, "keypoints": keypoints.tolist(), "bounding_box": bbox.tolist() if bbox is not None else None } pose_data.append(frame_data) # Debug: Print to verify data before writing print(f"Saving frame {frame_count} data to {json_path}...") # Write to JSON file live try: with open(json_path, "w") as f: json.dump(pose_data, f, indent=4) print("✅ JSON updated successfully!") except Exception as e: print(f"❌ ERROR saving JSON: {e}") frame_count += 1 cv2.imshow("YOLO Pose Estimation - Biomechanics", annotated_frame) if cv2.waitKey(1) &amp; 0xFF == ord('q'): break cap.release() cv2.destroyAllWindows() print(f"✅ Final JSON saved at: {json_path}") , YOLO11x-pose to run in colab for this big model with good precison accuracy svae the video and pose estimation with person id only move ment for pose estimation all with edges aand points key pointrs and all joints correctly rewrite</text:p>
      <text:h text:style-name="Heading_20_6" text:outline-level="6">ChatGPT said:</text:h>
      <text:p text:style-name="Text_20_body">To help you set up YOLOv11x-pose in Google Colab for high-precision pose estimation with video output and joint tracking, could you please clarify the following:</text:p>
      <text:list xml:id="list1012139384" text:style-name="L1">
        <text:list-item>
          <text:p text:style-name="P6">Do you want to save the output video with the pose annotations overlaid?</text:p>
        </text:list-item>
        <text:list-item>
          <text:p text:style-name="P6">Should the pose estimation track multiple people with unique IDs across frames?</text:p>
        </text:list-item>
        <text:list-item>
          <text:p text:style-name="P6">Should the JSON output contain all keypoints, edges (connections), and joint angles if possible?</text:p>
        </text:list-item>
        <text:list-item>
          <text:p text:style-name="P6">What video format and resolution do you want the output in?</text:p>
        </text:list-item>
      </text:list>
      <text:p text:style-name="Text_20_body">Once I have this information, I’ll create a complete and optimized Colab-ready script for you.</text:p>
      <text:h text:style-name="Heading_20_5" text:outline-level="5">You said:</text:h>
      <text:p text:style-name="Text_20_body">correctly rewrite</text:p>
      <text:h text:style-name="Heading_20_6" text:outline-level="6">ChatGPT said:</text:h>
      <text:p text:style-name="Text_20_body">Great. I’ll prepare a Google Colab-compatible Python script using the YOLOv11x-pose model to perform high-accuracy pose estimation. It will:</text:p>
      <text:list xml:id="list4234885768" text:style-name="L2">
        <text:list-item>
          <text:p text:style-name="P7">Use a video input and save the output with annotated pose points and edges</text:p>
        </text:list-item>
        <text:list-item>
          <text:p text:style-name="P7">Assign unique IDs to individuals for tracking movement across frames</text:p>
        </text:list-item>
        <text:list-item>
          <text:p text:style-name="P7">Extract and save keypoints, bounding boxes, and pose data (including joint connections) to a JSON file</text:p>
        </text:list-item>
        <text:list-item>
          <text:p text:style-name="P7">Render and save the final video with visualized pose annotations</text:p>
        </text:list-item>
      </text:list>
      <text:p text:style-name="Text_20_body"><text:soft-page-break/>I'll get started and let you know once the script is ready.</text:p>
      <text:p text:style-name="Text_20_body">Colab Script for YOLOv11x-Pose High-Precision Video Pose Estimation</text:p>
      <text:h text:style-name="Heading_20_1" text:outline-level="1">YOLOv11 Pose Estimation in Colab with Tracking</text:h>
      <text:p text:style-name="P8">To achieve high-precision human pose estimation, we can use the <text:span text:style-name="Strong_20_Emphasis">YOLOv11x-pose</text:span> model (the largest YOLOv11 pose model, which achieves ~69.5 mAP on COCO keypoints<text:a xlink:type="simple" xlink:href="https://docs.ultralytics.com/tasks/pose/#:~:text=YOLO11m,3" office:target-frame-name="_blank" xlink:show="new" text:style-name="Internet_20_link" text:visited-style-name="Visited_20_Internet_20_Link">docs.ultralytics.com</text:a>). In Colab, first install the Ultralytics package and load the pre-trained pose model:</text:p>
      <text:list xml:id="list4199583418" text:style-name="L3">
        <text:list-item>
          <text:p text:style-name="P12"><text:span text:style-name="Strong_20_Emphasis">Setup Ultralytics:</text:span> In a Colab cell, install the library via pip:</text:p>
        </text:list-item>
      </text:list>
      <text:list xml:id="list1277080970" text:style-name="L4">
        <text:list-item>
          <text:p text:style-name="P4"><text:span text:style-name="Source_20_Text">%pip install -q ultralytics</text:span></text:p>
        </text:list-item>
      </text:list>
      <text:p text:style-name="P8">This gives access to <text:span text:style-name="Source_20_Text">from ultralytics import YOLO</text:span> and built-in models<text:a xlink:type="simple" xlink:href="https://pyimagesearch.com/2025/01/13/getting-started-with-yolo11/#:~:text=%25pip%20install%20" office:target-frame-name="_blank" xlink:show="new" text:style-name="Internet_20_link" text:visited-style-name="Visited_20_Internet_20_Link">pyimagesearch.com</text:a>.</text:p>
      <text:list xml:id="list1920415897" text:style-name="L5">
        <text:list-item>
          <text:p text:style-name="P13"><text:span text:style-name="Strong_20_Emphasis">Load the YOLOv11x-pose model:</text:span> Use the pretrained weights (for example <text:span text:style-name="Source_20_Text">"yolo11x-pose.pt"</text:span>). In Python:</text:p>
        </text:list-item>
      </text:list>
      <text:list xml:id="list1696509431" text:style-name="L6">
        <text:list-item>
          <text:p text:style-name="P2"><text:span text:style-name="Source_20_Text">from ultralytics import YOLO</text:span></text:p>
          <text:p text:style-name="P5"><text:span text:style-name="Source_20_Text">model = YOLO("yolo11x-pose.pt") <text:s/># Extra-large pose model for best accuracy:contentReference[oaicite:2]{index=2}</text:span></text:p>
        </text:list-item>
      </text:list>
      <text:h text:style-name="Heading_20_2" text:outline-level="2">Video Capture and Output Setup</text:h>
      <text:p text:style-name="Text_20_body">Prepare to read the input video (or webcam) and write an output video file. For example, with OpenCV:</text:p>
      <text:p text:style-name="P1"><text:span text:style-name="Source_20_Text">import cv2</text:span></text:p>
      <text:p text:style-name="P1"><text:span text:style-name="Source_20_Text">cap = cv2.VideoCapture("input_video.mp4") <text:s text:c="13"/># Input video path or use 0 for webcam</text:span></text:p>
      <text:p text:style-name="P1"><text:span text:style-name="Source_20_Text">fourcc = cv2.VideoWriter_fourcc(*'mp4v') <text:s text:c="14"/># Codec for output video</text:span></text:p>
      <text:p text:style-name="P1"><text:span text:style-name="Source_20_Text">out = cv2.VideoWriter("output_with_pose.mp4", fourcc, 30.0, (frame_width, frame_height))</text:span></text:p>
      <text:p text:style-name="P1"><text:span text:style-name="Source_20_Text">pose_data = [] <text:s text:c="39"/># To accumulate pose info for JSON</text:span></text:p>
      <text:p text:style-name="P3"><text:span text:style-name="Source_20_Text">frame_count = 0</text:span></text:p>
      <text:p text:style-name="Text_20_body">Replace <text:span text:style-name="Source_20_Text">frame_width</text:span> and <text:span text:style-name="Source_20_Text">frame_height</text:span> with the actual dimensions of the frames (which can be obtained via <text:span text:style-name="Source_20_Text">cap.get(cv2.CAP_PROP_FRAME_WIDTH)</text:span> and similar). This setup lets us write annotated frames to <text:span text:style-name="Source_20_Text">output_with_pose.mp4</text:span> as we process them.</text:p>
      <text:h text:style-name="Heading_20_2" text:outline-level="2">Pose Estimation with Tracking</text:h>
      <text:p text:style-name="P8">Using YOLOv11’s <text:span text:style-name="Strong_20_Emphasis">tracking mode</text:span> ensures each detected person has a persistent ID across frames. We call <text:span text:style-name="Source_20_Text">model.track(..., task="pose")</text:span> for each frame, which performs pose detection <text:span text:style-name="Emphasis">and</text:span> tracking<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 For each frame:</text:p>
      <text:p text:style-name="P1"><text:span text:style-name="Source_20_Text">while cap.isOpened():</text:span></text:p>
      <text:p text:style-name="P1"><text:soft-page-break/><text:span text:style-name="Source_20_Text"><text:s text:c="4"/>ret, frame = cap.read()</text:span></text:p>
      <text:p text:style-name="P1"><text:span text:style-name="Source_20_Text"><text:s text:c="4"/>if not ret:</text:span></text:p>
      <text:p text:style-name="P1"><text:span text:style-name="Source_20_Text"><text:s text:c="8"/>break</text:span></text:p>
      <text:p text:style-name="P1"/>
      <text:p text:style-name="P1"><text:span text:style-name="Source_20_Text"><text:s text:c="4"/># Run pose estimation with tracking enabled</text:span></text:p>
      <text:p text:style-name="P1"><text:span text:style-name="Source_20_Text"><text:s text:c="4"/># task="pose" tells YOLO to detect keypoints; persist=True keeps identity across frames</text:span></text:p>
      <text:p text:style-name="P1"><text:span text:style-name="Source_20_Text"><text:s text:c="4"/>results = model.track(frame, task="pose", persist=True) <text:s/></text:span></text:p>
      <text:p text:style-name="P1"><text:span text:style-name="Source_20_Text"><text:s text:c="4"/>res = results[0] <text:s/># results is a list per frame; take the first (and only) element</text:span></text:p>
      <text:p text:style-name="P1"/>
      <text:p text:style-name="P1"><text:span text:style-name="Source_20_Text"><text:s text:c="4"/># Draw the poses and bounding boxes on the frame</text:span></text:p>
      <text:p text:style-name="P1"><text:span text:style-name="Source_20_Text"><text:s text:c="4"/>annotated_frame = res.plot() <text:s/># overlays skeleton (edges) and keypoints:contentReference[oaicite:4]{index=4}</text:span></text:p>
      <text:p text:style-name="P3"><text:span text:style-name="Source_20_Text"><text:s text:c="4"/>out.write(annotated_frame)</text:span></text:p>
      <text:p text:style-name="P8">Here, <text:span text:style-name="Source_20_Text">res</text:span> is a YOLO result object containing all detections (people) in the frame. The <text:span text:style-name="Source_20_Text">res.plot()</text:span> function automatically draws <text:span text:style-name="Strong_20_Emphasis">skeleton edges and keypoints</text:span> onto the image<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 The <text:span text:style-name="Source_20_Text">task="pose"</text:span> argument ensures the model outputs 17 keypoints per person (COCO format) along with the bounding box.</text:p>
      <text:h text:style-name="Heading_20_2" text:outline-level="2">Extracting Keypoints and Person IDs</text:h>
      <text:p text:style-name="Text_20_body">To save the pose data, iterate over each detected person in <text:span text:style-name="Source_20_Text">res</text:span>. The result object provides:</text:p>
      <text:list xml:id="list2550867976" text:style-name="L7">
        <text:list-item>
          <text:p text:style-name="P9"><text:span text:style-name="Strong_20_Emphasis">Keypoints:</text:span> <text:span text:style-name="Source_20_Text">res.keypoints.xy</text:span> gives an (N×17×2) array of <text:span text:style-name="Source_20_Text">[x,y]</text:span> coordinates for each of N people<text:a xlink:type="simple" xlink:href="https://docs.ultralytics.com/tasks/pose/#:~:text=,if%20available" office:target-frame-name="_blank" xlink:show="new" text:style-name="Internet_20_link" text:visited-style-name="Visited_20_Internet_20_Link">docs.ultralytics.com</text:a>.</text:p>
        </text:list-item>
        <text:list-item>
          <text:p text:style-name="P14"><text:span text:style-name="Strong_20_Emphasis">Bounding boxes:</text:span> <text:span text:style-name="Source_20_Text">res.boxes.xyxy</text:span> (shape N×4) for [x_min, y_min, x_max, y_max] per person.</text:p>
        </text:list-item>
        <text:list-item>
          <text:p text:style-name="P9"><text:span text:style-name="Strong_20_Emphasis">Person IDs:</text:span> <text:span text:style-name="Source_20_Text">res.boxes.id</text:span> contains the tracking ID for each person (if tracking is enabled)<text:a xlink:type="simple" xlink:href="https://docs.ultralytics.com/modes/track/#:~:text=results%20%3D%20model,0%5D.plot" office:target-frame-name="_blank" xlink:show="new" text:style-name="Internet_20_link" text:visited-style-name="Visited_20_Internet_20_Link">docs.ultralytics.com</text:a>.</text:p>
        </text:list-item>
      </text:list>
      <text:p text:style-name="Text_20_body">For each person <text:span text:style-name="Source_20_Text">i</text:span>, we can extract and store data like this:</text:p>
      <text:p text:style-name="P1"><text:span text:style-name="Source_20_Text">for i in range(len(res.boxes)):</text:span></text:p>
      <text:p text:style-name="P1"><text:span text:style-name="Source_20_Text"><text:s text:c="4"/>person_id = int(res.boxes.id[i].cpu().numpy()) if res.boxes.id is not None else None</text:span></text:p>
      <text:p text:style-name="P1"><text:span text:style-name="Source_20_Text"><text:s text:c="4"/>kpt_xy = res.keypoints.xy[i].cpu().numpy().tolist() <text:s text:c="6"/># 17 × [x, y]</text:span></text:p>
      <text:p text:style-name="P1"><text:span text:style-name="Source_20_Text"><text:s text:c="4"/>bbox_xyxy = res.boxes.xyxy[i].cpu().numpy().tolist() <text:s text:c="4"/># [x_min, y_min, x_max, y_max]</text:span></text:p>
      <text:p text:style-name="P1"/>
      <text:p text:style-name="P1"><text:span text:style-name="Source_20_Text"><text:s text:c="4"/>frame_data = {</text:span></text:p>
      <text:p text:style-name="P1"><text:span text:style-name="Source_20_Text"><text:s text:c="8"/>"frame_id": frame_count,</text:span></text:p>
      <text:p text:style-name="P1"><text:span text:style-name="Source_20_Text"><text:s text:c="8"/>"person_id": person_id,</text:span></text:p>
      <text:p text:style-name="P1"><text:span text:style-name="Source_20_Text"><text:s text:c="8"/>"keypoints": kpt_xy,</text:span></text:p>
      <text:p text:style-name="P1"><text:span text:style-name="Source_20_Text"><text:s text:c="8"/>"bounding_box": bbox_xyxy</text:span></text:p>
      <text:p text:style-name="P1"><text:span text:style-name="Source_20_Text"><text:s text:c="4"/>}</text:span></text:p>
      <text:p text:style-name="P3"><text:span text:style-name="Source_20_Text"><text:s text:c="4"/>pose_data.append(frame_data)</text:span></text:p>
      <text:p text:style-name="P8">Here, <text:span text:style-name="Source_20_Text">person_id</text:span> is the tracker-assigned ID (same person has same ID across frames)<text:a xlink:type="simple" xlink:href="https://docs.ultralytics.com/modes/track/#:~:text=results%20%3D%20model,0%5D.plot" office:target-frame-name="_blank" xlink:show="new" text:style-name="Internet_20_link" text:visited-style-name="Visited_20_Internet_20_Link">docs.ultralytics.com</text:a>. The coordinates are converted to Python lists for JSON. Repeat this for every frame, incrementing <text:span text:style-name="Source_20_Text">frame_count</text:span> on each loop.</text:p>
      <text:h text:style-name="Heading_20_2" text:outline-level="2"><text:soft-page-break/>Finalizing Output</text:h>
      <text:p text:style-name="Text_20_body">After processing all frames, release resources and save the collected data:</text:p>
      <text:p text:style-name="P1"><text:span text:style-name="Source_20_Text">cap.release()</text:span></text:p>
      <text:p text:style-name="P1"><text:span text:style-name="Source_20_Text">out.release()</text:span></text:p>
      <text:p text:style-name="P1"/>
      <text:p text:style-name="P1"><text:span text:style-name="Source_20_Text"># Save pose data (all frames) to JSON</text:span></text:p>
      <text:p text:style-name="P1"><text:span text:style-name="Source_20_Text">import json</text:span></text:p>
      <text:p text:style-name="P1"><text:span text:style-name="Source_20_Text">with open("pose_data.json", "w") as f:</text:span></text:p>
      <text:p text:style-name="P1"><text:span text:style-name="Source_20_Text"><text:s text:c="4"/>json.dump(pose_data, f, indent=4)</text:span></text:p>
      <text:p text:style-name="P3"><text:span text:style-name="Source_20_Text">print("Completed. Annotated video and JSON pose data saved.")</text:span></text:p>
      <text:p text:style-name="P8">This writes <text:span text:style-name="Source_20_Text">pose_data.json</text:span> containing the keypoints, bounding boxes, and person IDs for every detected person in each frame. The annotated video (with skeletons drawn) is saved as <text:span text:style-name="Source_20_Text">output_with_pose.mp4</text:span>. Using <text:span text:style-name="Source_20_Text">model.track(task="pose")</text:span> ensures smooth tracking of each person’s pose across frames<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 and the plotted skeleton edges/points come “for free” via <text:span text:style-name="Source_20_Text">res.plot()</text:span><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text:p>
      <text:p text:style-name="P8"><text:span text:style-name="Strong_20_Emphasis">Key Points:</text:span> YOLOv11x-pose provides state-of-the-art pose accuracy<text:a xlink:type="simple" xlink:href="https://docs.ultralytics.com/tasks/pose/#:~:text=YOLO11m,3" office:target-frame-name="_blank" xlink:show="new" text:style-name="Internet_20_link" text:visited-style-name="Visited_20_Internet_20_Link">docs.ultralytics.com</text:a>, and by using <text:span text:style-name="Source_20_Text">model.track(..., task="pose")</text:span>, we automatically get per-person IDs and movement paths<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text:a xlink:type="simple" xlink:href="https://docs.ultralytics.com/modes/track/#:~:text=results%20%3D%20model,0%5D.plot" office:target-frame-name="_blank" xlink:show="new" text:style-name="Internet_20_link" text:visited-style-name="Visited_20_Internet_20_Link">docs.ultralytics.com</text:a>. We then overlay skeleton edges with <text:span text:style-name="Source_20_Text">plot()</text:span> and save both the output video and detailed JSON of keypoints for downstream analysis.</text:p>
      <text:p text:style-name="P8"><text:span text:style-name="Strong_20_Emphasis">References:</text:span> Ultralytics YOLOv11 Pose Estimation docs<text:a xlink:type="simple" xlink:href="https://docs.ultralytics.com/tasks/pose/#:~:text=YOLO11m,3" office:target-frame-name="_blank" xlink:show="new" text:style-name="Internet_20_link" text:visited-style-name="Visited_20_Internet_20_Link">docs.ultralytics.com</text:a><text:a xlink:type="simple" xlink:href="https://docs.ultralytics.com/tasks/pose/#:~:text=,if%20available" office:target-frame-name="_blank" xlink:show="new" text:style-name="Internet_20_link" text:visited-style-name="Visited_20_Internet_20_Link">docs.ultralytics.com</text:a> and examples<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text:a xlink:type="simple" xlink:href="https://docs.ultralytics.com/modes/track/#:~:text=results%20%3D%20model,0%5D.plot" office:target-frame-name="_blank" xlink:show="new" text:style-name="Internet_20_link" text:visited-style-name="Visited_20_Internet_20_Link">docs.ultralytics.com</text:a> guided the above implementation.</text:p>
      <text:h text:style-name="Heading_20_5" text:outline-level="5">You said:</text:h>
      <text:p text:style-name="Text_20_body">ChatGPT said: Great. I’ll prepare a Google Colab-compatible Python script using the YOLOv11x-pose model to perform high-accuracy pose estimation. It will: Use a video input and save the output with annotated pose points and edges Assign unique IDs to individuals for tracking movement across frames Extract and save keypoints, bounding boxes, and pose data (including joint connections) to a JSON file Render and save the final video with visualized pose annotations I'll get started and let you know once the script is ready. Colab Script for YOLOv11x-Pose High-Precision Video Pose Estimation YOLOv11 Pose Estimation in Colab with Tracking To achieve high-precision human pose estimation, we can use the YOLOv11x-pose model (the largest YOLOv11 pose model, which achieves ~69.5 mAP on COCO keypoints docs.ultralytics.com ). In Colab, first install the Ultralytics package and load the pre-trained pose model: Setup Ultralytics: In a Colab cell, install the library via pip: %pip install -q ultralytics This gives access to from ultralytics import YOLO and built-in models pyimagesearch.com . Load the YOLOv11x-pose model: Use the pretrained weights (for example "yolo11x-pose.pt"). In Python: from ultralytics import YOLO model = YOLO("yolo11x-pose.pt") # Extra-large pose model for best accuracy:contentReference[oaicite:2]{index=2} Video Capture and Output Setup Prepare to read the input video (or webcam) and write an output video file. For example, with OpenCV: import cv2 cap = cv2.VideoCapture("input_video.mp4") # Input video path or use 0 for webcam fourcc = cv2.VideoWriter_fourcc(*'mp4v') # Codec for output video out = cv2.VideoWriter("output_with_pose.mp4", fourcc, 30.0, (frame_width, frame_height)) pose_data = [] # To accumulate pose info for JSON frame_count = 0 Replace frame_width and frame_height with the actual dimensions of the frames (which can be obtained via cap.get(cv2.CAP_PROP_FRAME_WIDTH) and similar). This setup lets us write annotated frames <text:soft-page-break/>to output_with_pose.mp4 as we process them. Pose Estimation with Tracking Using YOLOv11’s tracking mode ensures each detected person has a persistent ID across frames. We call model.track(..., task="pose") for each frame, which performs pose detection and tracking pyimagesearch.com . For each frame: while cap.isOpened(): ret, frame = cap.read() if not ret: break # Run pose estimation with tracking enabled # task="pose" tells YOLO to detect keypoints; persist=True keeps identity across frames results = model.track(frame, task="pose", persist=True) res = results[0] # results is a list per frame; take the first (and only) element # Draw the poses and bounding boxes on the frame annotated_frame = res.plot() # overlays skeleton (edges) and keypoints:contentReference[oaicite:4]{index=4} out.write(annotated_frame) Here, res is a YOLO result object containing all detections (people) in the frame. The res.plot() function automatically draws skeleton edges and keypoints onto the image pyimagesearch.com . The task="pose" argument ensures the model outputs 17 keypoints per person (COCO format) along with the bounding box. Extracting Keypoints and Person IDs To save the pose data, iterate over each detected person in res. The result object provides: Keypoints: res.keypoints.xy gives an (N×17×2) array of [x,y] coordinates for each of N people docs.ultralytics.com . Bounding boxes: res.boxes.xyxy (shape N×4) for [x_min, y_min, x_max, y_max] per person. Person IDs: res.boxes.id contains the tracking ID for each person (if tracking is enabled) docs.ultralytics.com . For each person i, we can extract and store data like this: for i in range(len(res.boxes)): person_id = int(res.boxes.id[i].cpu().numpy()) if res.boxes.id is not None else None kpt_xy = res.keypoints.xy[i].cpu().numpy().tolist() # 17 × [x, y] bbox_xyxy = res.boxes.xyxy[i].cpu().numpy().tolist() # [x_min, y_min, x_max, y_max] frame_data = { "frame_id": frame_count, "person_id": person_id, "keypoints": kpt_xy, "bounding_box": bbox_xyxy } pose_data.append(frame_data) Here, person_id is the tracker-assigned ID (same person has same ID across frames) docs.ultralytics.com . The coordinates are converted to Python lists for JSON. Repeat this for every frame, incrementing frame_count on each loop. Finalizing Output After processing all frames, release resources and save the collected data: cap.release() out.release() # Save pose data (all frames) to JSON import json with open("pose_data.json", "w") as f: json.dump(pose_data, f, indent=4) print("Completed. Annotated video and JSON pose data saved.") This writes pose_data.json containing the keypoints, bounding boxes, and person IDs for every detected person in each frame. The annotated video (with skeletons drawn) is saved as output_with_pose.mp4. Using model.track(task="pose") ensures smooth tracking of each person’s pose across frames pyimagesearch.com , and the plotted skeleton edges/points come “for free” via res.plot() pyimagesearch.com . Key Points: YOLOv11x-pose provides state-of-the-art pose accuracy docs.ultralytics.com , and by using model.track(..., task="pose"), we automatically get per-person IDs and movement paths pyimagesearch.com docs.ultralytics.com . We then overlay skeleton edges with plot() and save both the output video and detailed JSON of keypoints for downstream analysis. References: Ultralytics YOLOv11 Pose Estimation docs docs.ultralytics.com docs.ultralytics.com and examples pyimagesearch.com docs.ultralytics.com guided the above implementation. yes rewrite fully full code such that in pose estimation and save video and with person id import os import cv2 import json import numpy as np from ultralytics import YOLO # Ensure output directory exists output_dir = "/content/output" os.makedirs(output_dir, exist_ok=True) # Define the JSON file path json_path = os.path.join(output_dir, "pose.json") # Load YOLO Pose Model model = YOLO("yolo11m-pose.pt") # Open video source (replace with 0 for webcam) cap = cv2.VideoCapture("/content/ku.mp4") # Get video properties fps = cap.get(cv2.CAP_PROP_FPS) width = int(cap.get(cv2.CAP_PROP_FRAME_WIDTH)) height = int(cap.get(cv2.CAP_PROP_FRAME_HEIGHT)) # Define the codec and create VideoWriter object <text:soft-page-break/>output_video_path = os.path.join(output_dir, "annotated_output.mp4") fourcc = cv2.VideoWriter_fourcc(*'mp4v') out = cv2.VideoWriter(output_video_path, fourcc, fps, (width, height)) pose_data = [] frame_count = 0 while cap.isOpened(): ret, frame = cap.read() if not ret: break results = model(frame) annotated_frame = results[0].plot() for result in results: keypoints = result.keypoints.xy.cpu().numpy() if result.keypoints is not None else np.array([]) bbox = result.boxes.xyxy.cpu().numpy() if result.boxes is not None else None if keypoints.size &gt; 0: frame_data = { "frame_id": frame_count, "keypoints": keypoints.tolist(), "bounding_box": bbox.tolist() if bbox is not None else None } pose_data.append(frame_data) # Save to JSON try: with open(json_path, "w") as f: json.dump(pose_data, f, indent=4) print(f"✅ Saved frame {frame_count} data to {json_path}") except Exception as e: print(f"❌ ERROR saving JSON: {e}") # Write the annotated frame to video out.write(annotated_frame) frame_count += 1 # Release resources cap.release() out.release() print(f"✅ Annotated video saved at: {output_video_path}") print(f"✅ Final JSON saved at: {json_path}") but in hd 1280x720 prewrite give an full code save the jason and video</text:p>
      <text:h text:style-name="Heading_20_6" text:outline-level="6">ChatGPT said:</text:h>
      <text:p text:style-name="Text_20_body">Just to confirm before I provide the complete Colab script: would you like the output video resolution to always be 1280x720, even if the input video is a different size? Also, should the JSON file include joint names and edge connections between keypoints, or only raw keypoint coordinates with person ID and bounding box?</text:p>
      <text:h text:style-name="Heading_20_5" text:outline-level="5">You said:</text:h>
      <text:p text:style-name="Text_20_body">yes rewrite </text:p>
      <text:h text:style-name="Heading_20_6" text:outline-level="6">ChatGPT said:</text:h>
      <text:p text:style-name="Text_20_body">Thanks! I’ll now rewrite the full Colab-compatible Python script using the YOLOv11x-pose model to perform high-precision pose estimation. The script will:</text:p>
      <text:list xml:id="list894619124" text:style-name="L8">
        <text:list-item>
          <text:p text:style-name="P15">Resize output to HD 1280x720</text:p>
        </text:list-item>
        <text:list-item>
          <text:p text:style-name="P15">Annotate each frame with skeleton keypoints and person IDs</text:p>
        </text:list-item>
        <text:list-item>
          <text:p text:style-name="P15">Track individuals across frames</text:p>
        </text:list-item>
        <text:list-item>
          <text:p text:style-name="P15">Save the annotated video and full pose data (keypoints, bounding boxes, person IDs) in a JSON file</text:p>
        </text:list-item>
      </text:list>
      <text:p text:style-name="Text_20_body">I’ll begin building the complete script now.</text:p>
      <text:p text:style-name="Text_20_body">Full YOLOv11x-Pose Script for HD Video Pose Estimation and JSON Output</text:p>
      <text:h text:style-name="Heading_20_1" text:outline-level="1">YOLOv11x-Pose Real-Time Tracking Script (1280×720)</text:h>
      <text:p text:style-name="P8">The following Python script uses Ultralytics <text:span text:style-name="Strong_20_Emphasis">YOLOv11x-pose</text:span> (pretrained on COCO with 17 human keypoints, ~69.5 mAP<text:a xlink:type="simple" xlink:href="https://docs.ultralytics.com/tasks/pose/#:~:text=YOLO11n,3" office:target-frame-name="_blank" xlink:show="new" text:style-name="Internet_20_link" text:visited-style-name="Visited_20_Internet_20_Link">docs.ultralytics.com</text:a>) to perform high-accuracy pose estimation and tracking on a video. It reads each frame, resizes it to 1280×720 HD, and calls <text:span text:style-name="Source_20_Text">model.track(frame, task="pose", persist=True)</text:span><text:a xlink:type="simple" xlink:href="https://pyimagesearch.com/2025/01/13/getting-started-with-yolo11/#:~:text=,pose" office:target-frame-name="_blank" xlink:show="new" text:style-name="Internet_20_link" text:visited-style-name="Visited_20_Internet_20_Link">pyimagesearch.com</text:a>. This returns a <text:span text:style-name="Source_20_Text">Results</text:span> object with per-person keypoints and bounding boxes <text:span text:style-name="Strong_20_Emphasis">plus a unique track ID</text:span> <text:soft-page-break/>for each individual across frames<text:a xlink:type="simple" xlink:href="https://docs.ultralytics.com/modes/track/#:~:text=results%20%3D%20model,0%5D.plot" office:target-frame-name="_blank" xlink:show="new" text:style-name="Internet_20_link" text:visited-style-name="Visited_20_Internet_20_Link">docs.ultralytics.com</text:a><text:a xlink:type="simple" xlink:href="https://docs.ultralytics.com/reference/engine/results/#:~:text=Notes" office:target-frame-name="_blank" xlink:show="new" text:style-name="Internet_20_link" text:visited-style-name="Visited_20_Internet_20_Link">docs.ultralytics.com</text:a>. We overlay the detected skeleton on the frame using <text:span text:style-name="Source_20_Text">res.plot()</text:span>, write the annotated frame to an output video, and append the pose data (frame index, person ID, 17 keypoint coordinates, and bounding box) to a list. After processing all frames, the script saves the annotated video and dumps the collected pose data to a JSON file.</text:p>
      <text:list xml:id="list2977269368" text:style-name="L9">
        <text:list-item>
          <text:p text:style-name="P16"><text:span text:style-name="Strong_20_Emphasis">Environment Setup:</text:span> Install the Ultralytics YOLO library (<text:span text:style-name="Source_20_Text">pip install ultralytics</text:span>) and OpenCV (<text:span text:style-name="Source_20_Text">pip install opencv-python</text:span>).</text:p>
        </text:list-item>
        <text:list-item>
          <text:p text:style-name="P10"><text:span text:style-name="Strong_20_Emphasis">Load Model:</text:span> We load the extra-large pose model (<text:span text:style-name="Source_20_Text">yolo11x-pose.pt</text:span>) for best accuracy<text:a xlink:type="simple" xlink:href="https://docs.ultralytics.com/tasks/pose/#:~:text=YOLO11n,3" office:target-frame-name="_blank" xlink:show="new" text:style-name="Internet_20_link" text:visited-style-name="Visited_20_Internet_20_Link">docs.ultralytics.com</text:a>.</text:p>
        </text:list-item>
        <text:list-item>
          <text:p text:style-name="P16"><text:span text:style-name="Strong_20_Emphasis">Video I/O:</text:span> Open the input video (or webcam), obtain its FPS, and set output resolution to 1280×720. Initialize a <text:span text:style-name="Source_20_Text">cv2.VideoWriter</text:span> to save the annotated output.</text:p>
        </text:list-item>
        <text:list-item>
          <text:p text:style-name="P10"><text:span text:style-name="Strong_20_Emphasis">Processing Loop:</text:span> For each frame, resize to 1280×720 and run <text:span text:style-name="Source_20_Text">results = model.track(frame, task="pose", persist=True)</text:span><text:a xlink:type="simple" xlink:href="https://pyimagesearch.com/2025/01/13/getting-started-with-yolo11/#:~:text=,pose" office:target-frame-name="_blank" xlink:show="new" text:style-name="Internet_20_link" text:visited-style-name="Visited_20_Internet_20_Link">pyimagesearch.com</text:a>. This <text:span text:style-name="Strong_20_Emphasis">estimates 17 keypoints per person</text:span> and tracks them across frames. The first result (<text:span text:style-name="Source_20_Text">res = results[0]</text:span>) has <text:span text:style-name="Source_20_Text">res.keypoints.xy</text:span> (an N×17×2 tensor of [x,y] coordinates) and <text:span text:style-name="Source_20_Text">res.boxes.xyxy</text:span> (N×4 bounding boxes)<text:a xlink:type="simple" xlink:href="https://docs.ultralytics.com/tasks/pose/#predict%23:~:text=,if%20available" office:target-frame-name="_blank" xlink:show="new" text:style-name="Internet_20_link" text:visited-style-name="Visited_20_Internet_20_Link">docs.ultralytics.com</text:a>. If tracking is enabled, <text:span text:style-name="Source_20_Text">res.boxes.id</text:span> gives an array of track IDs<text:a xlink:type="simple" xlink:href="https://docs.ultralytics.com/modes/track/#:~:text=results%20%3D%20model,0%5D.plot" office:target-frame-name="_blank" xlink:show="new" text:style-name="Internet_20_link" text:visited-style-name="Visited_20_Internet_20_Link">docs.ultralytics.com</text:a><text:a xlink:type="simple" xlink:href="https://docs.ultralytics.com/reference/engine/results/#:~:text=Notes" office:target-frame-name="_blank" xlink:show="new" text:style-name="Internet_20_link" text:visited-style-name="Visited_20_Internet_20_Link">docs.ultralytics.com</text:a>. We draw the poses on the frame with <text:span text:style-name="Source_20_Text">res.plot()</text:span> and write it to the output video.</text:p>
        </text:list-item>
        <text:list-item>
          <text:p text:style-name="P16"><text:span text:style-name="Strong_20_Emphasis">Data Extraction:</text:span> We iterate over each detected person <text:span text:style-name="Emphasis">i</text:span>: retrieve <text:span text:style-name="Source_20_Text">person_id = res.boxes.id[i]</text:span> (the tracker’s ID), the <text:span text:style-name="Source_20_Text">17×[x,y]</text:span> keypoints (<text:span text:style-name="Source_20_Text">res.keypoints.xy[i]</text:span>), and the bounding box (<text:span text:style-name="Source_20_Text">res.boxes.xyxy[i]</text:span>). We append a dictionary with <text:span text:style-name="Source_20_Text">"frame_id"</text:span>, <text:span text:style-name="Source_20_Text">"person_id"</text:span>, <text:span text:style-name="Source_20_Text">"keypoints"</text:span>, and <text:span text:style-name="Source_20_Text">"bounding_box"</text:span> to a list. After the loop, we save this list to <text:span text:style-name="Source_20_Text">pose_data.json</text:span>.</text:p>
        </text:list-item>
        <text:list-item>
          <text:p text:style-name="P10"><text:span text:style-name="Strong_20_Emphasis">Output:</text:span> The final outputs are <text:span text:style-name="Strong_20_Emphasis"><text:span text:style-name="Source_20_Text">annotated_output.mp4</text:span></text:span> (video with skeletons drawn) and <text:span text:style-name="Strong_20_Emphasis"><text:span text:style-name="Source_20_Text">pose_data.json</text:span></text:span> containing all keypoint/bbox data per frame. Each JSON entry includes the person’s persistent ID and their 17 joint coordinates<text:a xlink:type="simple" xlink:href="https://docs.ultralytics.com/tasks/pose/#predict%23:~:text=,if%20available" office:target-frame-name="_blank" xlink:show="new" text:style-name="Internet_20_link" text:visited-style-name="Visited_20_Internet_20_Link">docs.ultralytics.com</text:a><text:a xlink:type="simple" xlink:href="https://docs.ultralytics.com/modes/track/#:~:text=results%20%3D%20model,0%5D.plot" office:target-frame-name="_blank" xlink:show="new" text:style-name="Internet_20_link" text:visited-style-name="Visited_20_Internet_20_Link">docs.ultralytics.com</text:a>.</text:p>
        </text:list-item>
      </text:list>
      <text:p text:style-name="P1"><text:span text:style-name="Source_20_Text">import os</text:span></text:p>
      <text:p text:style-name="P1"><text:span text:style-name="Source_20_Text">import cv2</text:span></text:p>
      <text:p text:style-name="P1"><text:span text:style-name="Source_20_Text">import json</text:span></text:p>
      <text:p text:style-name="P1"><text:span text:style-name="Source_20_Text">import numpy as np</text:span></text:p>
      <text:p text:style-name="P1"><text:span text:style-name="Source_20_Text">from ultralytics import YOLO</text:span></text:p>
      <text:p text:style-name="P1"/>
      <text:p text:style-name="P1"><text:span text:style-name="Source_20_Text"># Ensure output directory exists</text:span></text:p>
      <text:p text:style-name="P1"><text:span text:style-name="Source_20_Text">output_dir = "output"</text:span></text:p>
      <text:p text:style-name="P1"><text:span text:style-name="Source_20_Text">os.makedirs(output_dir, exist_ok=True)</text:span></text:p>
      <text:p text:style-name="P1"/>
      <text:p text:style-name="P1"><text:span text:style-name="Source_20_Text"># Load the YOLOv11x-pose model (highest accuracy)</text:span></text:p>
      <text:p text:style-name="P1"><text:span text:style-name="Source_20_Text">model = YOLO("yolo11x-pose.pt") <text:s/># ensure this file is available</text:span></text:p>
      <text:p text:style-name="P1"/>
      <text:p text:style-name="P1"><text:span text:style-name="Source_20_Text"># Open video source (replace with 0 for webcam or a file path)</text:span></text:p>
      <text:p text:style-name="P1"><text:span text:style-name="Source_20_Text">cap = cv2.VideoCapture("input_video.mp4")</text:span></text:p>
      <text:p text:style-name="P1"><text:span text:style-name="Source_20_Text">if not cap.isOpened():</text:span></text:p>
      <text:p text:style-name="P1"><text:span text:style-name="Source_20_Text"><text:s text:c="4"/>raise IOError("Cannot open video file")</text:span></text:p>
      <text:p text:style-name="P1"/>
      <text:p text:style-name="P1"><text:soft-page-break/><text:span text:style-name="Source_20_Text"># Video properties and output setup (HD 1280x720)</text:span></text:p>
      <text:p text:style-name="P1"><text:span text:style-name="Source_20_Text">fps <text:s text:c="3"/>= cap.get(cv2.CAP_PROP_FPS)</text:span></text:p>
      <text:p text:style-name="P1"><text:span text:style-name="Source_20_Text">width <text:s/>= 1280</text:span></text:p>
      <text:p text:style-name="P1"><text:span text:style-name="Source_20_Text">height = 720</text:span></text:p>
      <text:p text:style-name="P1"><text:span text:style-name="Source_20_Text">fourcc = cv2.VideoWriter_fourcc(*'mp4v')</text:span></text:p>
      <text:p text:style-name="P1"><text:span text:style-name="Source_20_Text">out = cv2.VideoWriter("output/annotated_output.mp4", fourcc, fps, (width, height))</text:span></text:p>
      <text:p text:style-name="P1"/>
      <text:p text:style-name="P1"><text:span text:style-name="Source_20_Text">pose_data = []</text:span></text:p>
      <text:p text:style-name="P1"><text:span text:style-name="Source_20_Text">frame_count = 0</text:span></text:p>
      <text:p text:style-name="P1"/>
      <text:p text:style-name="P1"><text:span text:style-name="Source_20_Text">while True:</text:span></text:p>
      <text:p text:style-name="P1"><text:span text:style-name="Source_20_Text"><text:s text:c="4"/>ret, frame = cap.read()</text:span></text:p>
      <text:p text:style-name="P1"><text:span text:style-name="Source_20_Text"><text:s text:c="4"/>if not ret:</text:span></text:p>
      <text:p text:style-name="P1"><text:span text:style-name="Source_20_Text"><text:s text:c="8"/>break <text:s/># end of video</text:span></text:p>
      <text:p text:style-name="P1"/>
      <text:p text:style-name="P1"><text:span text:style-name="Source_20_Text"><text:s text:c="4"/># Resize frame to 1280x720</text:span></text:p>
      <text:p text:style-name="P1"><text:span text:style-name="Source_20_Text"><text:s text:c="4"/>frame = cv2.resize(frame, (width, height))</text:span></text:p>
      <text:p text:style-name="P1"/>
      <text:p text:style-name="P1"><text:span text:style-name="Source_20_Text"><text:s text:c="4"/># Run pose estimation with tracking enabled</text:span></text:p>
      <text:p text:style-name="P1"><text:span text:style-name="Source_20_Text"><text:s text:c="4"/>results = model.track(frame, task="pose", persist=True)</text:span></text:p>
      <text:p text:style-name="P1"><text:span text:style-name="Source_20_Text"><text:s text:c="4"/>res = results[0] <text:s/># result for the current frame</text:span></text:p>
      <text:p text:style-name="P1"/>
      <text:p text:style-name="P1"><text:span text:style-name="Source_20_Text"><text:s text:c="4"/># Draw skeletons/keypoints on the frame</text:span></text:p>
      <text:p text:style-name="P1"><text:span text:style-name="Source_20_Text"><text:s text:c="4"/>annotated_frame = res.plot()</text:span></text:p>
      <text:p text:style-name="P1"/>
      <text:p text:style-name="P1"><text:span text:style-name="Source_20_Text"><text:s text:c="4"/># If there are detections, extract their data</text:span></text:p>
      <text:p text:style-name="P1"><text:span text:style-name="Source_20_Text"><text:s text:c="4"/>if res.boxes is not None and len(res.boxes.xyxy):</text:span></text:p>
      <text:p text:style-name="P1"><text:span text:style-name="Source_20_Text"><text:s text:c="8"/># Get tracking IDs (one per detected person)</text:span></text:p>
      <text:p text:style-name="P1"><text:span text:style-name="Source_20_Text"><text:s text:c="8"/>if res.boxes.id is not None:</text:span></text:p>
      <text:p text:style-name="P1"><text:span text:style-name="Source_20_Text"><text:s text:c="12"/>track_ids = res.boxes.id.int().cpu().numpy().tolist()</text:span></text:p>
      <text:p text:style-name="P1"><text:span text:style-name="Source_20_Text"><text:s text:c="8"/>else:</text:span></text:p>
      <text:p text:style-name="P1"><text:span text:style-name="Source_20_Text"><text:s text:c="12"/>track_ids = [None] * len(res.boxes.xyxy)</text:span></text:p>
      <text:p text:style-name="P1"/>
      <text:p text:style-name="P1"><text:span text:style-name="Source_20_Text"><text:s text:c="8"/># Iterate over each detected person i</text:span></text:p>
      <text:p text:style-name="P1"><text:span text:style-name="Source_20_Text"><text:s text:c="8"/>for i, bbox in enumerate(res.boxes.xyxy):</text:span></text:p>
      <text:p text:style-name="P1"><text:span text:style-name="Source_20_Text"><text:s text:c="12"/>person_id = int(track_ids[i]) if track_ids[i] is not None else None</text:span></text:p>
      <text:p text:style-name="P1"><text:span text:style-name="Source_20_Text"><text:s text:c="12"/># 17 x [x, y] keypoint coordinates</text:span></text:p>
      <text:p text:style-name="P1"><text:span text:style-name="Source_20_Text"><text:s text:c="12"/>keypoints = res.keypoints.xy[i].cpu().numpy().tolist()</text:span></text:p>
      <text:p text:style-name="P1"><text:span text:style-name="Source_20_Text"><text:s text:c="12"/># Bounding box [x_min, y_min, x_max, y_max]</text:span></text:p>
      <text:p text:style-name="P1"><text:span text:style-name="Source_20_Text"><text:s text:c="12"/>bbox_xyxy = bbox.cpu().numpy().tolist()</text:span></text:p>
      <text:p text:style-name="P1"/>
      <text:p text:style-name="P1"><text:span text:style-name="Source_20_Text"><text:s text:c="12"/>frame_data = {</text:span></text:p>
      <text:p text:style-name="P1"><text:span text:style-name="Source_20_Text"><text:s text:c="16"/>"frame_id": frame_count,</text:span></text:p>
      <text:p text:style-name="P1"><text:span text:style-name="Source_20_Text"><text:s text:c="16"/>"person_id": person_id,</text:span></text:p>
      <text:p text:style-name="P1"><text:span text:style-name="Source_20_Text"><text:s text:c="16"/>"keypoints": keypoints,</text:span></text:p>
      <text:p text:style-name="P1"><text:span text:style-name="Source_20_Text"><text:s text:c="16"/>"bounding_box": bbox_xyxy</text:span></text:p>
      <text:p text:style-name="P1"><text:span text:style-name="Source_20_Text"><text:s text:c="12"/>}</text:span></text:p>
      <text:p text:style-name="P1"><text:span text:style-name="Source_20_Text"><text:s text:c="12"/>pose_data.append(frame_data)</text:span></text:p>
      <text:p text:style-name="P1"/>
      <text:p text:style-name="P1"><text:span text:style-name="Source_20_Text"><text:s text:c="4"/># Write the annotated frame to output video</text:span></text:p>
      <text:p text:style-name="P1"><text:span text:style-name="Source_20_Text"><text:s text:c="4"/>out.write(annotated_frame)</text:span></text:p>
      <text:p text:style-name="P1"><text:span text:style-name="Source_20_Text"><text:s text:c="4"/>frame_count += 1</text:span></text:p>
      <text:p text:style-name="P1"/>
      <text:p text:style-name="P1"><text:span text:style-name="Source_20_Text"># Release resources</text:span></text:p>
      <text:p text:style-name="P1"><text:span text:style-name="Source_20_Text">cap.release()</text:span></text:p>
      <text:p text:style-name="P1"><text:span text:style-name="Source_20_Text">out.release()</text:span></text:p>
      <text:p text:style-name="P1"/>
      <text:p text:style-name="P1"><text:span text:style-name="Source_20_Text"># Save all pose data to JSON file</text:span></text:p>
      <text:p text:style-name="P1"><text:span text:style-name="Source_20_Text">with open("output/pose_data.json", "w") as f:</text:span></text:p>
      <text:p text:style-name="P1"><text:span text:style-name="Source_20_Text"><text:s text:c="4"/>json.dump(pose_data, f, indent=4)</text:span></text:p>
      <text:p text:style-name="P1"/>
      <text:p text:style-name="P1"><text:span text:style-name="Source_20_Text">print("✅ Annotated video saved as output/annotated_output.mp4")</text:span></text:p>
      <text:p text:style-name="P3"><text:span text:style-name="Source_20_Text">print("✅ Pose data saved as output/pose_data.json")</text:span></text:p>
      <text:p text:style-name="P8"><text:soft-page-break/>This script uses YOLOv11’s built-in tracking to maintain a consistent <text:span text:style-name="Source_20_Text">person_id</text:span> across frames<text:a xlink:type="simple" xlink:href="https://docs.ultralytics.com/reference/engine/results/#:~:text=Notes" office:target-frame-name="_blank" xlink:show="new" text:style-name="Internet_20_link" text:visited-style-name="Visited_20_Internet_20_Link">docs.ultralytics.com</text:a>. Each entry in <text:span text:style-name="Source_20_Text">pose_data.json</text:span> includes <text:span text:style-name="Source_20_Text">frame_id</text:span>, <text:span text:style-name="Source_20_Text">person_id</text:span>, the 17 joint <text:span text:style-name="Source_20_Text">(x,y)</text:span> coordinates, and the bounding box for that person. Accessing <text:span text:style-name="Source_20_Text">result.keypoints.xy</text:span> gives the keypoint coordinates<text:a xlink:type="simple" xlink:href="https://docs.ultralytics.com/tasks/pose/#predict%23:~:text=,if%20available" office:target-frame-name="_blank" xlink:show="new" text:style-name="Internet_20_link" text:visited-style-name="Visited_20_Internet_20_Link">docs.ultralytics.com</text:a>, and <text:span text:style-name="Source_20_Text">res.boxes.id</text:span> yields the tracking IDs<text:a xlink:type="simple" xlink:href="https://docs.ultralytics.com/modes/track/#:~:text=results%20%3D%20model,0%5D.plot" office:target-frame-name="_blank" xlink:show="new" text:style-name="Internet_20_link" text:visited-style-name="Visited_20_Internet_20_Link">docs.ultralytics.com</text:a> for each detected person. These outputs (video + JSON) can be used for further analysis or visualization of human movement.</text:p>
      <text:p text:style-name="P8"><text:span text:style-name="Strong_20_Emphasis">References:</text:span> The above implementation follows Ultralytics YOLO11 documentation and examples<text:a xlink:type="simple" xlink:href="https://pyimagesearch.com/2025/01/13/getting-started-with-yolo11/#:~:text=,pose" office:target-frame-name="_blank" xlink:show="new" text:style-name="Internet_20_link" text:visited-style-name="Visited_20_Internet_20_Link">pyimagesearch.com</text:a><text:a xlink:type="simple" xlink:href="https://docs.ultralytics.com/modes/track/#:~:text=results%20%3D%20model,0%5D.plot" office:target-frame-name="_blank" xlink:show="new" text:style-name="Internet_20_link" text:visited-style-name="Visited_20_Internet_20_Link">docs.ultralytics.com</text:a><text:a xlink:type="simple" xlink:href="https://docs.ultralytics.com/tasks/pose/#predict%23:~:text=,if%20available" office:target-frame-name="_blank" xlink:show="new" text:style-name="Internet_20_link" text:visited-style-name="Visited_20_Internet_20_Link">docs.ultralytics.com</text:a><text:a xlink:type="simple" xlink:href="https://docs.ultralytics.com/reference/engine/results/#:~:text=Notes" office:target-frame-name="_blank" xlink:show="new" text:style-name="Internet_20_link" text:visited-style-name="Visited_20_Internet_20_Link">docs.ultralytics.com</text:a>. These cover using <text:span text:style-name="Source_20_Text">model.track(..., task="pose")</text:span>, retrieving keypoints, and extracting tracking IDs.</text:p>
      <text:h text:style-name="Heading_20_5" text:outline-level="5">You said:</text:h>
      <text:p text:style-name="Text_20_body">import os import cv2 import json import numpy as np from ultralytics import YOLO # Ensure output directory exists output_dir = "output" os.makedirs(output_dir, exist_ok=True) # Load the YOLOv11x-pose model (highest accuracy) model = YOLO("yolo11x-pose.pt") # ensure this file is available # Open video source (replace with 0 for webcam or a file path) cap = cv2.VideoCapture("input_video.mp4") if not cap.isOpened(): raise IOError("Cannot open video file") # Video properties and output setup (HD 1280x720) fps = cap.get(cv2.CAP_PROP_FPS) width = 1280 height = 720 fourcc = cv2.VideoWriter_fourcc(*'mp4v') out = cv2.VideoWriter("output/annotated_output.mp4", fourcc, fps, (width, height)) pose_data = [] frame_count = 0 while True: ret, frame = cap.read() if not ret: break # end of video # Resize frame to 1280x720 frame = cv2.resize(frame, (width, height)) # Run pose estimation with tracking enabled results = model.track(frame, task="pose", persist=True) res = results[0] # result for the current frame # Draw skeletons/keypoints on the frame annotated_frame = res.plot() # If there are detections, extract their data if res.boxes is not None and len(res.boxes.xyxy): # Get tracking IDs (one per detected person) if res.boxes.id is not None: track_ids = res.boxes.id.int().cpu().numpy().tolist() else: track_ids = [None] * len(res.boxes.xyxy) # Iterate over each detected person i for i, bbox in enumerate(res.boxes.xyxy): person_id = int(track_ids[i]) if track_ids[i] is not None else None # 17 x [x, y] keypoint coordinates keypoints = res.keypoints.xy[i].cpu().numpy().tolist() # Bounding box [x_min, y_min, x_max, y_max] bbox_xyxy = bbox.cpu().numpy().tolist() frame_data = { "frame_id": frame_count, "person_id": person_id, "keypoints": keypoints, "bounding_box": bbox_xyxy } pose_data.append(frame_data) # Write the annotated frame to output video out.write(annotated_frame) frame_count += 1 # Release resources cap.release() out.release() # Save all pose data to JSON file with open("output/pose_data.json", "w") as f: json.dump(pose_data, f, indent=4) print("✅ Annotated video saved as output/annotated_output.mp4") print("✅ Pose data saved as output/pose_data.json") and frame id and person id also time frame of video id and with each second note it and vectors with maginitode and direction in x,y and resultant in each hand and legs and all joints small vectors altering considering alll at 50 to 60 weights assigned randomly and correctly and an opposite direction of vectors to leg and reaction forces correctly with good precidpn with this "yolo11x-pose.pt" biggest model rewrite fully </text:p>
      <text:h text:style-name="Heading_20_6" text:outline-level="6">ChatGPT said:</text:h>
      <text:p text:style-name="Text_20_body">To include detailed biomechanical data like vector magnitudes, directions for each limb joint, reaction forces, and time-based frame tagging (including second-level timestamps), could you please clarify the following:</text:p>
      <text:list xml:id="list4203923455" text:style-name="L10">
        <text:list-item>
          <text:p text:style-name="P17"><text:soft-page-break/>Should the script calculate velocity vectors (magnitude and direction) of keypoints by comparing their positions across frames?</text:p>
        </text:list-item>
        <text:list-item>
          <text:p text:style-name="P17">Do you want specific joints (e.g., wrists, elbows, knees, ankles) annotated with force vectors? Should this include visual arrows on the frame?</text:p>
        </text:list-item>
        <text:list-item>
          <text:p text:style-name="P17">Are the "random weights" of 50–60 applied per joint to simulate mass distribution, or are they arbitrary?</text:p>
        </text:list-item>
        <text:list-item>
          <text:p text:style-name="P17">Should the JSON include detailed vector data (velocity/forces) per joint?</text:p>
        </text:list-item>
      </text:list>
      <text:p text:style-name="Text_20_body">Once I have these details, I can generate a fully updated, precise script based on your needs.</text:p>
      <text:h text:style-name="Heading_20_5" text:outline-level="5">You said:</text:h>
      <text:p text:style-name="Text_20_body">yes rewrite likwe 3d poseestimation with good accuracy remebere write it as i told above all</text:p>
      <text:h text:style-name="Heading_20_6" text:outline-level="6">ChatGPT said:</text:h>
      <text:p text:style-name="Text_20_body">Thanks for confirming. I’ll now prepare a complete script using the YOLOv11x-pose model that performs high-accuracy 3D-like pose estimation with the following:</text:p>
      <text:list xml:id="list1860466105" text:style-name="L11">
        <text:list-item>
          <text:p text:style-name="P18">Tracks person ID and frame ID</text:p>
        </text:list-item>
        <text:list-item>
          <text:p text:style-name="P18">Includes timestamp per frame (e.g., seconds from start)</text:p>
        </text:list-item>
        <text:list-item>
          <text:p text:style-name="P18">Calculates vectors (magnitude, direction) for joints like hands and legs</text:p>
        </text:list-item>
        <text:list-item>
          <text:p text:style-name="P18">Simulates opposite directional forces and joint reaction vectors (with approximate logic)</text:p>
        </text:list-item>
        <text:list-item>
          <text:p text:style-name="P18">Annotates and saves the video with all pose info</text:p>
        </text:list-item>
        <text:list-item>
          <text:p text:style-name="P18">Saves JSON containing detailed biomechanical info per frame and joint</text:p>
        </text:list-item>
      </text:list>
      <text:p text:style-name="Text_20_body">I’ll begin working on it and let you know when it’s ready.</text:p>
      <text:p text:style-name="Text_20_body">YOLOv11x-Pose Estimation with Vector Forces and Biomechanical JSON Output</text:p>
      <text:h text:style-name="Heading_20_1" text:outline-level="1">YOLOv11 Pose Estimation with Tracking and 3D Extensions</text:h>
      <text:p text:style-name="P8">The Ultralytics YOLOv11 “pose” models detect <text:span text:style-name="Strong_20_Emphasis">17 human keypoints</text:span> (nose, eyes, ears, shoulders, elbows, wrists, hips, knees, ankles) in 2D images<text:a xlink:type="simple" xlink:href="https://docs.ultralytics.com/tasks/pose/#:~:text=In%20the%20default%20YOLO11%20pose,to%20its%20respective%20body%20joint" office:target-frame-name="_blank" xlink:show="new" text:style-name="Internet_20_link" text:visited-style-name="Visited_20_Internet_20_Link">docs.ultralytics.com</text:a>. In practice, we load the largest pretrained model <text:span text:style-name="Source_20_Text">yolo11x-pose.pt</text:span> (highest accuracy) and run it frame-by-frame on video. By using <text:span text:style-name="Source_20_Text">model.track(..., task="pose", persist=True)</text:span>, we obtain both pose keypoints and stable <text:span text:style-name="Strong_20_Emphasis">track IDs</text:span> across frames<text:a xlink:type="simple" xlink:href="https://docs.ultralytics.com/modes/track/#:~:text=,Load%20a%20custom%20trained%20model" office:target-frame-name="_blank" xlink:show="new" text:style-name="Internet_20_link" text:visited-style-name="Visited_20_Internet_20_Link">docs.ultralytics.com</text:a>. Each result contains 2D <text:span text:style-name="Source_20_Text">(x,y)</text:span> coordinates (and confidence) for each joint<text:a xlink:type="simple" xlink:href="https://docs.ultralytics.com/tasks/pose/#:~:text=Pose%20estimation%20with%20Ultralytics%20YOLO11,visit%20the%20Pose%20Estimation%20Page" office:target-frame-name="_blank" xlink:show="new" text:style-name="Internet_20_link" text:visited-style-name="Visited_20_Internet_20_Link">docs.ultralytics.com</text:a>. The code below shows how to annotate frames and save pose data:</text:p>
      <text:p text:style-name="P1"><text:span text:style-name="Source_20_Text">from ultralytics import YOLO</text:span></text:p>
      <text:p text:style-name="P1"><text:span text:style-name="Source_20_Text">import cv2, json</text:span></text:p>
      <text:p text:style-name="P1"><text:span text:style-name="Source_20_Text">import numpy as np</text:span></text:p>
      <text:p text:style-name="P1"><text:span text:style-name="Source_20_Text">import os</text:span></text:p>
      <text:p text:style-name="P1"/>
      <text:p text:style-name="P1"><text:span text:style-name="Source_20_Text"># Load pretrained YOLOv11 pose model</text:span></text:p>
      <text:p text:style-name="P1"><text:span text:style-name="Source_20_Text">model = YOLO("yolo11x-pose.pt") <text:s/># official large pose model:contentReference[oaicite:3]{index=3}</text:span></text:p>
      <text:p text:style-name="P1"><text:soft-page-break/></text:p>
      <text:p text:style-name="P1"><text:span text:style-name="Source_20_Text">cap = cv2.VideoCapture("input_video.mp4")</text:span></text:p>
      <text:p text:style-name="P1"><text:span text:style-name="Source_20_Text">fps = cap.get(cv2.CAP_PROP_FPS)</text:span></text:p>
      <text:p text:style-name="P1"><text:span text:style-name="Source_20_Text">width, height = 1280, 720</text:span></text:p>
      <text:p text:style-name="P1"><text:span text:style-name="Source_20_Text">out = cv2.VideoWriter("output/annotated_output.mp4", cv2.VideoWriter_fourcc(*'mp4v'),</text:span></text:p>
      <text:p text:style-name="P1"><text:span text:style-name="Source_20_Text"><text:s text:c="22"/>fps, (width, height))</text:span></text:p>
      <text:p text:style-name="P1"><text:span text:style-name="Source_20_Text">pose_data = []</text:span></text:p>
      <text:p text:style-name="P1"><text:span text:style-name="Source_20_Text">frame_count = 0</text:span></text:p>
      <text:p text:style-name="P1"/>
      <text:p text:style-name="P1"><text:span text:style-name="Source_20_Text">while True:</text:span></text:p>
      <text:p text:style-name="P1"><text:span text:style-name="Source_20_Text"><text:s text:c="4"/>ret, frame = cap.read()</text:span></text:p>
      <text:p text:style-name="P1"><text:span text:style-name="Source_20_Text"><text:s text:c="4"/>if not ret:</text:span></text:p>
      <text:p text:style-name="P1"><text:span text:style-name="Source_20_Text"><text:s text:c="8"/>break</text:span></text:p>
      <text:p text:style-name="P1"/>
      <text:p text:style-name="P1"><text:span text:style-name="Source_20_Text"><text:s text:c="4"/># Resize for consistent input size</text:span></text:p>
      <text:p text:style-name="P1"><text:span text:style-name="Source_20_Text"><text:s text:c="4"/>frame = cv2.resize(frame, (width, height))</text:span></text:p>
      <text:p text:style-name="P1"/>
      <text:p text:style-name="P1"><text:span text:style-name="Source_20_Text"><text:s text:c="4"/># Run pose estimation with tracking to keep IDs across frames:contentReference[oaicite:4]{index=4}</text:span></text:p>
      <text:p text:style-name="P1"><text:span text:style-name="Source_20_Text"><text:s text:c="4"/>results = model.track(frame, task="pose", persist=True)</text:span></text:p>
      <text:p text:style-name="P1"><text:span text:style-name="Source_20_Text"><text:s text:c="4"/>res = results[0] <text:s/># current frame result</text:span></text:p>
      <text:p text:style-name="P1"><text:span text:style-name="Source_20_Text"><text:s text:c="4"/>annotated_frame = res.plot() <text:s/># draw skeleton</text:span></text:p>
      <text:p text:style-name="P1"/>
      <text:p text:style-name="P1"><text:span text:style-name="Source_20_Text"><text:s text:c="4"/># Compute timestamp (in seconds) for this frame</text:span></text:p>
      <text:p text:style-name="P1"><text:span text:style-name="Source_20_Text"><text:s text:c="4"/>timestamp = frame_count / fps</text:span></text:p>
      <text:p text:style-name="P1"/>
      <text:p text:style-name="P1"><text:span text:style-name="Source_20_Text"><text:s text:c="4"/># If at least one person detected, extract data</text:span></text:p>
      <text:p text:style-name="P1"><text:span text:style-name="Source_20_Text"><text:s text:c="4"/>if res.boxes is not None and len(res.boxes.xyxy):</text:span></text:p>
      <text:p text:style-name="P1"><text:span text:style-name="Source_20_Text"><text:s text:c="8"/># Get tracking IDs (or None if disabled)</text:span></text:p>
      <text:p text:style-name="P1"><text:span text:style-name="Source_20_Text"><text:s text:c="8"/>track_ids = res.boxes.id.int().cpu().numpy().tolist() \</text:span></text:p>
      <text:p text:style-name="P1"><text:span text:style-name="Source_20_Text"><text:s text:c="20"/>if res.boxes.id is not None else [None]*len(res.boxes.xyxy)</text:span></text:p>
      <text:p text:style-name="P1"/>
      <text:p text:style-name="P1"><text:span text:style-name="Source_20_Text"><text:s text:c="8"/># Iterate detected persons</text:span></text:p>
      <text:p text:style-name="P1"><text:span text:style-name="Source_20_Text"><text:s text:c="8"/>for i, bbox in enumerate(res.boxes.xyxy):</text:span></text:p>
      <text:p text:style-name="P1"><text:span text:style-name="Source_20_Text"><text:s text:c="12"/>person_id = int(track_ids[i]) if track_ids[i] is not None else None</text:span></text:p>
      <text:p text:style-name="P1"><text:span text:style-name="Source_20_Text"><text:s text:c="12"/># Extract 17 keypoints [x, y] for person i</text:span></text:p>
      <text:p text:style-name="P1"><text:span text:style-name="Source_20_Text"><text:s text:c="12"/>keypoints = res.keypoints.xy[i].cpu().numpy().tolist()</text:span></text:p>
      <text:p text:style-name="P1"><text:span text:style-name="Source_20_Text"><text:s text:c="12"/># Convert bbox tensor to list</text:span></text:p>
      <text:p text:style-name="P1"><text:span text:style-name="Source_20_Text"><text:s text:c="12"/>bbox_xyxy = bbox.cpu().numpy().tolist()</text:span></text:p>
      <text:p text:style-name="P1"/>
      <text:p text:style-name="P1"><text:span text:style-name="Source_20_Text"><text:s text:c="12"/># -- Compute limb vectors and magnitudes for arms and legs --</text:span></text:p>
      <text:p text:style-name="P1"><text:span text:style-name="Source_20_Text"><text:s text:c="12"/># (Define COCO indices: LShoulder=5, LElbow=7, LWrist=9; RShoulder=6, RElbow=8, RWrist=10;</text:span></text:p>
      <text:p text:style-name="P1"><text:span text:style-name="Source_20_Text"><text:s text:c="12"/># <text:s text:c="22"/>LHip=11, LKnee=13, LAnkle=15; <text:s/>RHip=12, RKnee=14, RAnkle=16)</text:span></text:p>
      <text:p text:style-name="P1"><text:span text:style-name="Source_20_Text"><text:s text:c="12"/>vec_data = {}</text:span></text:p>
      <text:p text:style-name="P1"><text:span text:style-name="Source_20_Text"><text:s text:c="12"/>pts = np.array(keypoints) <text:s/># 17x2 array of (x,y)</text:span></text:p>
      <text:p text:style-name="P1"><text:span text:style-name="Source_20_Text"><text:s text:c="12"/># Left arm: shoulder-&gt;elbow and elbow-&gt;wrist</text:span></text:p>
      <text:p text:style-name="P1"><text:span text:style-name="Source_20_Text"><text:s text:c="12"/>L_shldr, L_elbow, L_wrist = pts[5], pts[7], pts[9]</text:span></text:p>
      <text:p text:style-name="P1"><text:span text:style-name="Source_20_Text"><text:s text:c="12"/>v1 = L_elbow - L_shldr; <text:s text:c="2"/>v2 = L_wrist - L_elbow</text:span></text:p>
      <text:p text:style-name="P1"><text:span text:style-name="Source_20_Text"><text:s text:c="12"/># Right arm</text:span></text:p>
      <text:p text:style-name="P1"><text:span text:style-name="Source_20_Text"><text:s text:c="12"/>R_shldr, R_elbow, R_wrist = pts[6], pts[8], pts[10]</text:span></text:p>
      <text:p text:style-name="P1"><text:span text:style-name="Source_20_Text"><text:s text:c="12"/>v3 = R_elbow - R_shldr; <text:s text:c="2"/>v4 = R_wrist - R_elbow</text:span></text:p>
      <text:p text:style-name="P1"><text:span text:style-name="Source_20_Text"><text:s text:c="12"/># Left leg</text:span></text:p>
      <text:p text:style-name="P1"><text:span text:style-name="Source_20_Text"><text:s text:c="12"/>L_hip, L_knee, L_ankle = pts[11], pts[13], pts[15]</text:span></text:p>
      <text:p text:style-name="P1"><text:span text:style-name="Source_20_Text"><text:s text:c="12"/>v5 = L_knee - L_hip; <text:s text:c="5"/>v6 = L_ankle - L_knee</text:span></text:p>
      <text:p text:style-name="P1"><text:span text:style-name="Source_20_Text"><text:s text:c="12"/># Right leg</text:span></text:p>
      <text:p text:style-name="P1"><text:span text:style-name="Source_20_Text"><text:s text:c="12"/>R_hip, R_knee, R_ankle = pts[12], pts[14], pts[16]</text:span></text:p>
      <text:p text:style-name="P1"><text:span text:style-name="Source_20_Text"><text:s text:c="12"/>v7 = R_knee - R_hip; <text:s text:c="5"/>v8 = R_ankle - R_knee</text:span></text:p>
      <text:p text:style-name="P1"/>
      <text:p text:style-name="P1"><text:span text:style-name="Source_20_Text"><text:s text:c="12"/># Store each vector's dx, dy, and magnitude</text:span></text:p>
      <text:p text:style-name="P1"><text:span text:style-name="Source_20_Text"><text:s text:c="12"/>vecs = [("L_upper_arm", v1), ("L_lower_arm", v2),</text:span></text:p>
      <text:p text:style-name="P1"><text:span text:style-name="Source_20_Text"><text:s text:c="20"/>("R_upper_arm", v3), ("R_lower_arm", v4),</text:span></text:p>
      <text:p text:style-name="P1"><text:soft-page-break/><text:span text:style-name="Source_20_Text"><text:s text:c="20"/>("L_thigh", v5), ("L_shin", v6),</text:span></text:p>
      <text:p text:style-name="P1"><text:span text:style-name="Source_20_Text"><text:s text:c="20"/>("R_thigh", v7), ("R_shin", v8)]</text:span></text:p>
      <text:p text:style-name="P1"><text:span text:style-name="Source_20_Text"><text:s text:c="12"/>for name, vec in vecs:</text:span></text:p>
      <text:p text:style-name="P1"><text:span text:style-name="Source_20_Text"><text:s text:c="16"/>dx, dy = float(vec[0]), float(vec[1])</text:span></text:p>
      <text:p text:style-name="P1"><text:span text:style-name="Source_20_Text"><text:s text:c="16"/>mag = (dx**2 + dy**2)**0.5</text:span></text:p>
      <text:p text:style-name="P1"><text:span text:style-name="Source_20_Text"><text:s text:c="16"/>vec_data[name] = {"dx": dx, "dy": dy, "magnitude": mag}</text:span></text:p>
      <text:p text:style-name="P1"/>
      <text:p text:style-name="P1"><text:span text:style-name="Source_20_Text"><text:s text:c="12"/># Optionally, compute resultant vectors (shoulder-&gt;wrist, hip-&gt;ankle)</text:span></text:p>
      <text:p text:style-name="P1"><text:span text:style-name="Source_20_Text"><text:s text:c="12"/>res_vecs = {</text:span></text:p>
      <text:p text:style-name="P1"><text:span text:style-name="Source_20_Text"><text:s text:c="16"/>"L_arm_result": (L_wrist - L_shldr),</text:span></text:p>
      <text:p text:style-name="P1"><text:span text:style-name="Source_20_Text"><text:s text:c="16"/>"R_arm_result": (R_wrist - R_shldr),</text:span></text:p>
      <text:p text:style-name="P1"><text:span text:style-name="Source_20_Text"><text:s text:c="16"/>"L_leg_result": (L_ankle - L_hip),</text:span></text:p>
      <text:p text:style-name="P1"><text:span text:style-name="Source_20_Text"><text:s text:c="16"/>"R_leg_result": (R_ankle - R_hip)</text:span></text:p>
      <text:p text:style-name="P1"><text:span text:style-name="Source_20_Text"><text:s text:c="12"/>}</text:span></text:p>
      <text:p text:style-name="P1"><text:span text:style-name="Source_20_Text"><text:s text:c="12"/>for name, vec in res_vecs.items():</text:span></text:p>
      <text:p text:style-name="P1"><text:span text:style-name="Source_20_Text"><text:s text:c="16"/>dx, dy = float(vec[0]), float(vec[1])</text:span></text:p>
      <text:p text:style-name="P1"><text:span text:style-name="Source_20_Text"><text:s text:c="16"/>mag = (dx**2 + dy**2)**0.5</text:span></text:p>
      <text:p text:style-name="P1"><text:span text:style-name="Source_20_Text"><text:s text:c="16"/>vec_data[name] = {"dx": dx, "dy": dy, "magnitude": mag}</text:span></text:p>
      <text:p text:style-name="P1"/>
      <text:p text:style-name="P1"><text:span text:style-name="Source_20_Text"><text:s text:c="12"/># Record frame data including vectors</text:span></text:p>
      <text:p text:style-name="P1"><text:span text:style-name="Source_20_Text"><text:s text:c="12"/>frame_data = {</text:span></text:p>
      <text:p text:style-name="P1"><text:span text:style-name="Source_20_Text"><text:s text:c="16"/>"frame_id": frame_count,</text:span></text:p>
      <text:p text:style-name="P1"><text:span text:style-name="Source_20_Text"><text:s text:c="16"/>"timestamp": timestamp,</text:span></text:p>
      <text:p text:style-name="P1"><text:span text:style-name="Source_20_Text"><text:s text:c="16"/>"person_id": person_id,</text:span></text:p>
      <text:p text:style-name="P1"><text:span text:style-name="Source_20_Text"><text:s text:c="16"/>"keypoints": keypoints,</text:span></text:p>
      <text:p text:style-name="P1"><text:span text:style-name="Source_20_Text"><text:s text:c="16"/>"bounding_box": bbox_xyxy,</text:span></text:p>
      <text:p text:style-name="P1"><text:span text:style-name="Source_20_Text"><text:s text:c="16"/>"limb_vectors": vec_data</text:span></text:p>
      <text:p text:style-name="P1"><text:span text:style-name="Source_20_Text"><text:s text:c="12"/>}</text:span></text:p>
      <text:p text:style-name="P1"><text:span text:style-name="Source_20_Text"><text:s text:c="12"/>pose_data.append(frame_data)</text:span></text:p>
      <text:p text:style-name="P1"/>
      <text:p text:style-name="P1"><text:span text:style-name="Source_20_Text"><text:s text:c="4"/>out.write(annotated_frame)</text:span></text:p>
      <text:p text:style-name="P1"><text:span text:style-name="Source_20_Text"><text:s text:c="4"/>frame_count += 1</text:span></text:p>
      <text:p text:style-name="P1"/>
      <text:p text:style-name="P1"><text:span text:style-name="Source_20_Text">cap.release()</text:span></text:p>
      <text:p text:style-name="P1"><text:span text:style-name="Source_20_Text">out.release()</text:span></text:p>
      <text:p text:style-name="P1"><text:span text:style-name="Source_20_Text">with open("output/pose_data.json", "w") as f:</text:span></text:p>
      <text:p text:style-name="P1"><text:span text:style-name="Source_20_Text"><text:s text:c="4"/>json.dump(pose_data, f, indent=4)</text:span></text:p>
      <text:p text:style-name="P3"><text:span text:style-name="Source_20_Text">print("✅ Annotated video and pose data saved.")</text:span></text:p>
      <text:p text:style-name="P8"><text:span text:style-name="Strong_20_Emphasis">Key Points of the Implementation:</text:span> We load the YOLOv11x-pose model and run it on each video frame. By calling <text:span text:style-name="Source_20_Text">model.track(..., persist=True)</text:span>, we maintain consistent <text:span text:style-name="Strong_20_Emphasis">track IDs</text:span> for each person across frames<text:a xlink:type="simple" xlink:href="https://docs.ultralytics.com/modes/track/#:~:text=,Load%20a%20custom%20trained%20model" office:target-frame-name="_blank" xlink:show="new" text:style-name="Internet_20_link" text:visited-style-name="Visited_20_Internet_20_Link">docs.ultralytics.com</text:a>. We resize frames to a fixed HD size for consistent processing. After detection, the code extracts each person’s 17 keypoints (as lists of <text:span text:style-name="Source_20_Text">[x,y]</text:span> coordinates). These 2D coordinates represent the image-space locations of body joints<text:a xlink:type="simple" xlink:href="https://docs.ultralytics.com/tasks/pose/#:~:text=Pose%20estimation%20with%20Ultralytics%20YOLO11,visit%20the%20Pose%20Estimation%20Page" office:target-frame-name="_blank" xlink:show="new" text:style-name="Internet_20_link" text:visited-style-name="Visited_20_Internet_20_Link">docs.ultralytics.com</text:a>. We store <text:span text:style-name="Source_20_Text">frame_id</text:span> and compute a <text:span text:style-name="Strong_20_Emphasis">timestamp</text:span> (seconds = <text:span text:style-name="Source_20_Text">frame_id/fps</text:span>) for logging. Each person’s data includes their bounding box, keypoints, and ID.</text:p>
      <text:p text:style-name="Text_20_body"><text:span text:style-name="Strong_20_Emphasis">Computing Limb Vectors:</text:span> To approximate 3D pose geometry, we compute 2D limb vectors between connected joints. For example, the left upper arm vector = Left Elbow – Left Shoulder, and the left lower arm = Left Wrist – Left Elbow. We similarly compute right-arm and both leg segments. Each vector has components <text:span text:style-name="Source_20_Text">(dx, dy)</text:span> and magnitude <text:span text:style-name="Source_20_Text">sqrt(dx^2+dy^2)</text:span>. We also compute <text:span text:style-name="Emphasis">resultant</text:span> limb vectors (shoulder→wrist, hip→ankle) by summing the two segments. This gives, for each arm and leg, an overall displacement vector and its length. Such vector data (direction and magnitude) can be used for motion analysis or biomechanical calculations. (For instance, in biomechanics one might interpret a downward arm vector as a force acting on the body, with an equal and opposite reaction at the legs.)</text:p>
      <text:p text:style-name="P8"><text:soft-page-break/><text:span text:style-name="Strong_20_Emphasis">Toward 3D Pose:</text:span> The above yields only 2D information. Converting to true 3D coordinates requires additional depth information. As noted in Ultralytics’ discussions, one can <text:span text:style-name="Strong_20_Emphasis">triangulate</text:span> multiple views: with two calibrated cameras, corresponding 2D keypoints can be combined via OpenCV’s <text:span text:style-name="Source_20_Text">cv2.triangulatePoints</text:span> to recover 3D positions<text:a xlink:type="simple" xlink:href="https://github.com/orgs/ultralytics/discussions/18822#:~:text=1,to%20calculate%20the%203D%20positions" office:target-frame-name="_blank" xlink:show="new" text:style-name="Internet_20_link" text:visited-style-name="Visited_20_Internet_20_Link">github.com</text:a>. This involves calibrating the cameras (intrinsic/extrinsic parameters) and synchronizing frames<text:a xlink:type="simple" xlink:href="https://github.com/orgs/ultralytics/discussions/18822#:~:text=1,to%20calculate%20the%203D%20positions" office:target-frame-name="_blank" xlink:show="new" text:style-name="Internet_20_link" text:visited-style-name="Visited_20_Internet_20_Link">github.com</text:a><text:a xlink:type="simple" xlink:href="https://github.com/orgs/ultralytics/discussions/18822#:~:text=3,to%20calculate%20the%203D%20positions" office:target-frame-name="_blank" xlink:show="new" text:style-name="Internet_20_link" text:visited-style-name="Visited_20_Internet_20_Link">github.com</text:a>. For example, a multicamera setup or an RGB-D sensor (like Intel RealSense) can be used to add depth. Without that, our code outputs only 2D pose. In either case, YOLO provides accurate 2D keypoint locations<text:a xlink:type="simple" xlink:href="https://docs.ultralytics.com/tasks/pose/#:~:text=Pose%20estimation%20with%20Ultralytics%20YOLO11,visit%20the%20Pose%20Estimation%20Page" office:target-frame-name="_blank" xlink:show="new" text:style-name="Internet_20_link" text:visited-style-name="Visited_20_Internet_20_Link">docs.ultralytics.com</text:a>, which can serve as inputs for any 3D reconstruction step.</text:p>
      <text:h text:style-name="Heading_20_2" text:outline-level="2">References</text:h>
      <text:list xml:id="list2933864323" text:style-name="L12">
        <text:list-item>
          <text:p text:style-name="P11">Ultralytics YOLOv11 Pose docs: keypoint definitions and model accuracy<text:a xlink:type="simple" xlink:href="https://docs.ultralytics.com/tasks/pose/#:~:text=In%20the%20default%20YOLO11%20pose,to%20its%20respective%20body%20joint" office:target-frame-name="_blank" xlink:show="new" text:style-name="Internet_20_link" text:visited-style-name="Visited_20_Internet_20_Link">docs.ultralytics.com</text:a><text:a xlink:type="simple" xlink:href="https://docs.ultralytics.com/tasks/pose/#:~:text=YOLO11n,3" office:target-frame-name="_blank" xlink:show="new" text:style-name="Internet_20_link" text:visited-style-name="Visited_20_Internet_20_Link">docs.ultralytics.com</text:a>.</text:p>
        </text:list-item>
        <text:list-item>
          <text:p text:style-name="P11">YOLOv11 tracking example (using <text:span text:style-name="Source_20_Text">model.track(..., persist=True)</text:span>)<text:a xlink:type="simple" xlink:href="https://docs.ultralytics.com/modes/track/#:~:text=,Load%20a%20custom%20trained%20model" office:target-frame-name="_blank" xlink:show="new" text:style-name="Internet_20_link" text:visited-style-name="Visited_20_Internet_20_Link">docs.ultralytics.com</text:a>.</text:p>
        </text:list-item>
        <text:list-item>
          <text:p text:style-name="P11">YOLOv11 pose output format (<text:span text:style-name="Source_20_Text">[x,y]</text:span> keypoints with confidences)<text:a xlink:type="simple" xlink:href="https://docs.ultralytics.com/tasks/pose/#:~:text=Pose%20estimation%20with%20Ultralytics%20YOLO11,visit%20the%20Pose%20Estimation%20Page" office:target-frame-name="_blank" xlink:show="new" text:style-name="Internet_20_link" text:visited-style-name="Visited_20_Internet_20_Link">docs.ultralytics.com</text:a>.</text:p>
        </text:list-item>
        <text:list-item>
          <text:p text:style-name="P11">Multi-view 3D triangulation using YOLO pose: calibrate cameras and use OpenCV triangulation to lift 2D keypoints into 3D<text:a xlink:type="simple" xlink:href="https://github.com/orgs/ultralytics/discussions/18822#:~:text=1,to%20calculate%20the%203D%20positions" office:target-frame-name="_blank" xlink:show="new" text:style-name="Internet_20_link" text:visited-style-name="Visited_20_Internet_20_Link">github.com</text:a>.</text:p>
        </text:list-item>
      </text:list>
      <text:h text:style-name="Heading_20_5" text:outline-level="5">You said:</text:h>
      <text:p text:style-name="Text_20_body">is paid promotion wrong in india </text:p>
      <text:h text:style-name="Heading_20_6" text:outline-level="6">ChatGPT said:</text:h>
      <text:p text:style-name="Text_20_body"><text:span text:style-name="Strong_20_Emphasis">Paid promotion in India is not inherently wrong or illegal</text:span> — <text:span text:style-name="Strong_20_Emphasis">but it must follow proper disclosure, advertising, and ethical guidelines.</text:span> Here’s a clear breakdown:</text:p>
      <text:p text:style-name="Horizontal_20_Line"/>
      <text:h text:style-name="Heading_20_3" text:outline-level="3">✅ <text:span text:style-name="Strong_20_Emphasis">When Paid Promotion Is Legal and Ethical in India:</text:span></text:h>
      <text:list xml:id="list3389296679" text:style-name="L13">
        <text:list-item>
          <text:p text:style-name="P19"><text:span text:style-name="Strong_20_Emphasis">Disclosure Is Made Transparently</text:span></text:p>
          <text:list>
            <text:list-item>
              <text:p text:style-name="P19">According to the <text:span text:style-name="Strong_20_Emphasis">Advertising Standards Council of India (ASCI)</text:span> and <text:span text:style-name="Strong_20_Emphasis">Consumer Protection Act, 2019</text:span>, if a brand pays, sponsors, or influences content, the <text:span text:style-name="Strong_20_Emphasis">creator must clearly disclose it</text:span> (e.g., using “#ad”, “#sponsored”, “Paid partnership with…”).</text:p>
            </text:list-item>
            <text:list-item>
              <text:p text:style-name="P19">This is especially important on platforms like YouTube, Instagram, etc.</text:p>
            </text:list-item>
          </text:list>
        </text:list-item>
        <text:list-item>
          <text:p text:style-name="P19"><text:span text:style-name="Strong_20_Emphasis">No False Claims or Misleading Content</text:span></text:p>
          <text:list>
            <text:list-item>
              <text:p text:style-name="P19">Promotions must <text:span text:style-name="Strong_20_Emphasis">not make unverified, exaggerated, or misleading claims</text:span> (e.g., "This tablet cures all diseases" without evidence).</text:p>
            </text:list-item>
            <text:list-item>
              <text:p text:style-name="P19">This falls under <text:span text:style-name="Strong_20_Emphasis">misleading advertisements</text:span>, which are punishable under Indian law.</text:p>
            </text:list-item>
          </text:list>
        </text:list-item>
        <text:list-item>
          <text:p text:style-name="P19"><text:span text:style-name="Strong_20_Emphasis">Follows Platform Policies</text:span></text:p>
          <text:list>
            <text:list-item>
              <text:p text:style-name="P19"><text:soft-page-break/>Instagram, YouTube, etc., require <text:span text:style-name="Strong_20_Emphasis">paid partnerships to be labeled</text:span> using their tools or tags. Ignoring this may lead to account strikes or content takedown.</text:p>
            </text:list-item>
          </text:list>
        </text:list-item>
      </text:list>
      <text:p text:style-name="Horizontal_20_Line"/>
      <text:h text:style-name="Heading_20_3" text:outline-level="3">❌ <text:span text:style-name="Strong_20_Emphasis">When Paid Promotion Is Wrong or Illegal in India:</text:span></text:h>
      <table:table table:name="Table1" table:style-name="Table1">
        <table:table-column table:style-name="Table1.A"/>
        <table:table-column table:style-name="Table1.B"/>
        <table:table-header-rows>
          <table:table-row table:style-name="TableLine93960533397008">
            <table:table-cell table:style-name="Table1.A1" office:value-type="string">
              <text:p text:style-name="Table_20_Heading">Situation</text:p>
            </table:table-cell>
            <table:table-cell table:style-name="Table1.A1" office:value-type="string">
              <text:p text:style-name="Table_20_Heading">Why It’s Wrong</text:p>
            </table:table-cell>
          </table:table-row>
        </table:table-header-rows>
        <table:table-row table:style-name="TableLine93960533397008">
          <table:table-cell table:style-name="Table1.A1" office:value-type="string">
            <text:p text:style-name="Table_20_Contents"><text:span text:style-name="Strong_20_Emphasis">No disclosure of sponsorship</text:span></text:p>
          </table:table-cell>
          <table:table-cell table:style-name="Table1.A1" office:value-type="string">
            <text:p text:style-name="Table_20_Contents">Considered misleading. Violation of ASCI, Consumer Protection Act, and platform rules.</text:p>
          </table:table-cell>
        </table:table-row>
        <table:table-row table:style-name="TableLine93960533397008">
          <table:table-cell table:style-name="Table1.A1" office:value-type="string">
            <text:p text:style-name="Table_20_Contents"><text:span text:style-name="Strong_20_Emphasis">Fake reviews or testimonials</text:span></text:p>
          </table:table-cell>
          <table:table-cell table:style-name="Table1.A1" office:value-type="string">
            <text:p text:style-name="Table_20_Contents">Unethical and legally punishable. Influencers can face penalties.</text:p>
          </table:table-cell>
        </table:table-row>
        <table:table-row table:style-name="TableLine93960533397008">
          <table:table-cell table:style-name="Table1.A1" office:value-type="string">
            <text:p text:style-name="Table_20_Contents"><text:span text:style-name="Strong_20_Emphasis">Promoting harmful or illegal products</text:span></text:p>
          </table:table-cell>
          <table:table-cell table:style-name="Table1.A1" office:value-type="string">
            <text:p text:style-name="Table_20_Contents">Promoting tobacco, unlicensed drugs, gambling apps, etc., without approval is illegal.</text:p>
          </table:table-cell>
        </table:table-row>
        <table:table-row table:style-name="TableLine93960533397008">
          <table:table-cell table:style-name="Table1.A1" office:value-type="string">
            <text:p text:style-name="Table_20_Contents"><text:span text:style-name="Strong_20_Emphasis">Children-targeted manipulation</text:span></text:p>
          </table:table-cell>
          <table:table-cell table:style-name="Table1.A1" office:value-type="string">
            <text:p text:style-name="Table_20_Contents">Advertising to children using paid influencers without regulation may be considered exploitative.</text:p>
          </table:table-cell>
        </table:table-row>
        <table:table-row table:style-name="TableLine93960533397008">
          <table:table-cell table:style-name="Table1.A1" office:value-type="string">
            <text:p text:style-name="Table_20_Contents"><text:span text:style-name="Strong_20_Emphasis">Surrogate advertising (e.g., alcohol disguised as soda)</text:span></text:p>
          </table:table-cell>
          <table:table-cell table:style-name="Table1.A1" office:value-type="string">
            <text:p text:style-name="Table_20_Contents">Often banned under Cable TV Act and ASCI guidelines.</text:p>
          </table:table-cell>
        </table:table-row>
      </table:table>
      <text:p text:style-name="Horizontal_20_Line"/>
      <text:h text:style-name="Heading_20_3" text:outline-level="3">🛡️ Relevant Laws and Guidelines:</text:h>
      <text:list xml:id="list1432934451" text:style-name="L14">
        <text:list-item>
          <text:p text:style-name="P20"><text:span text:style-name="Strong_20_Emphasis">Consumer Protection Act, 2019</text:span></text:p>
          <text:list>
            <text:list-item>
              <text:p text:style-name="P20">Influencers and advertisers are <text:span text:style-name="Strong_20_Emphasis">accountable</text:span> for misleading ads.</text:p>
            </text:list-item>
          </text:list>
        </text:list-item>
        <text:list-item>
          <text:p text:style-name="P20"><text:span text:style-name="Strong_20_Emphasis">ASCI Guidelines for Influencers (2021)</text:span></text:p>
          <text:list>
            <text:list-item>
              <text:p text:style-name="P20">Mandatory disclosure of paid collaborations.</text:p>
            </text:list-item>
          </text:list>
        </text:list-item>
        <text:list-item>
          <text:p text:style-name="P20"><text:span text:style-name="Strong_20_Emphasis">Information Technology Rules (Intermediary Guidelines), 2021</text:span></text:p>
          <text:list>
            <text:list-item>
              <text:p text:style-name="P20">Applies to digital content creators and platforms.</text:p>
            </text:list-item>
          </text:list>
        </text:list-item>
      </text:list>
      <text:p text:style-name="Horizontal_20_Line"/>
      <text:h text:style-name="Heading_20_3" text:outline-level="3">✅ Example of Correct Paid Promotion:</text:h>
      <text:p text:style-name="P3"><text:span text:style-name="Source_20_Text">"This video is sponsored by XYZ Fitness. I’ve been using their resistance bands, and here’s my honest opinion. #Ad"</text:span></text:p>
      <text:p text:style-name="Horizontal_20_Line"/>
      <text:h text:style-name="Heading_20_3" text:outline-level="3">🚨 Penalty:</text:h>
      <text:list xml:id="list779907441" text:style-name="L15">
        <text:list-item>
          <text:p text:style-name="P21">Fines up to <text:span text:style-name="Strong_20_Emphasis">₹10 lakhs</text:span> for misleading ads (can go higher for repeated offenses).</text:p>
        </text:list-item>
        <text:list-item>
          <text:p text:style-name="P21">Creators can be <text:span text:style-name="Strong_20_Emphasis">banned or blacklisted</text:span> by platforms or regulators.</text:p>
        </text:list-item>
      </text:list>
      <text:p text:style-name="Horizontal_20_Line"/>
      <text:h text:style-name="Heading_20_3" text:outline-level="3">Summary:</text:h>
      <table:table table:name="Table2" table:style-name="Table2">
        <table:table-column table:style-name="Table2.A"/>
        <table:table-column table:style-name="Table2.B"/>
        <table:table-header-rows>
          <table:table-row table:style-name="TableLine93960604452800">
            <table:table-cell table:style-name="Table2.A1" office:value-type="string">
              <text:p text:style-name="Table_20_Heading">Is Paid Promotion Legal in India?</text:p>
            </table:table-cell>
            <table:table-cell table:style-name="Table2.A1" office:value-type="string">
              <text:p text:style-name="Table_20_Heading">✅ Yes, if done ethically and with full disclosure.</text:p>
            </table:table-cell>
          </table:table-row>
        </table:table-header-rows>
      </table:table>
      <text:p text:style-name="Text_20_body">Would you like a legal-format disclaimer to use in your YouTube or Instagram paid promotions?</text:p>
      <text:h text:style-name="Heading_20_5" text:outline-level="5"><text:soft-page-break/>You said:</text:h>
      <text:p text:style-name="Text_20_body">10 minutes 30 fps video how many frmes in total</text:p>
      <text:h text:style-name="Heading_20_6" text:outline-level="6">ChatGPT said:</text:h>
      <text:p text:style-name="Text_20_body">To calculate the total number of frames in a <text:span text:style-name="Strong_20_Emphasis">10-minute</text:span> video at <text:span text:style-name="Strong_20_Emphasis">30 frames per second (fps)</text:span>:</text:p>
      <text:p text:style-name="Horizontal_20_Line"/>
      <text:h text:style-name="Heading_20_3" text:outline-level="3">📌 Formula:</text:h>
      <text:p text:style-name="P3"><text:span text:style-name="Source_20_Text">Total Frames = Duration (in seconds) × Frame Rate</text:span></text:p>
      <text:h text:style-name="Heading_20_3" text:outline-level="3">🧮 Calculation:</text:h>
      <text:list xml:id="list4035919350" text:style-name="L16">
        <text:list-item>
          <text:p text:style-name="P22">10 minutes = 10 × 60 = <text:span text:style-name="Strong_20_Emphasis">600 seconds</text:span></text:p>
        </text:list-item>
        <text:list-item>
          <text:p text:style-name="P22">600 seconds × 30 fps = <text:span text:style-name="Strong_20_Emphasis">18,000 frames</text:span></text:p>
        </text:list-item>
      </text:list>
      <text:p text:style-name="Horizontal_20_Line"/>
      <text:h text:style-name="Heading_20_3" text:outline-level="3">✅ Final Answer:</text:h>
      <text:p text:style-name="Text_20_body"><text:span text:style-name="Strong_20_Emphasis">18,000 frames</text:span> in a 10-minute video at 30 fps.</text:p>
      <text:h text:style-name="Heading_20_5" text:outline-level="5">You said:</text:h>
      <text:p text:style-name="Text_20_body">give an auto clicker bot python with pyauto library </text:p>
      <text:h text:style-name="Heading_20_6" text:outline-level="6">ChatGPT said:</text:h>
      <text:p text:style-name="Text_20_body">Here’s a simple <text:span text:style-name="Strong_20_Emphasis">Python auto clicker bot</text:span> using the <text:span text:style-name="Source_20_Text">pyautogui</text:span> library (not <text:span text:style-name="Source_20_Text">pyauto</text:span> — I believe you meant <text:span text:style-name="Source_20_Text">pyautogui</text:span>, which is the correct and popular one for GUI automation in Python).</text:p>
      <text:p text:style-name="Horizontal_20_Line"/>
      <text:h text:style-name="Heading_20_3" text:outline-level="3">✅ Prerequisites:</text:h>
      <text:p text:style-name="Text_20_body">Install the required library:</text:p>
      <text:p text:style-name="P3"><text:span text:style-name="Source_20_Text">pip install pyautogui</text:span></text:p>
      <text:p text:style-name="Horizontal_20_Line"/>
      <text:h text:style-name="Heading_20_3" text:outline-level="3">🖱️ Simple Auto Clicker Bot</text:h>
      <text:p text:style-name="P1"><text:span text:style-name="Source_20_Text">import pyautogui</text:span></text:p>
      <text:p text:style-name="P1"><text:span text:style-name="Source_20_Text">import time</text:span></text:p>
      <text:p text:style-name="P1"/>
      <text:p text:style-name="P1"><text:span text:style-name="Source_20_Text"># Delay before starting (to switch windows etc.)</text:span></text:p>
      <text:p text:style-name="P1"><text:span text:style-name="Source_20_Text">print("Starting in 5 seconds... move your cursor!")</text:span></text:p>
      <text:p text:style-name="P1"><text:span text:style-name="Source_20_Text">time.sleep(5)</text:span></text:p>
      <text:p text:style-name="P1"/>
      <text:p text:style-name="P1"><text:span text:style-name="Source_20_Text"># Number of clicks and interval</text:span></text:p>
      <text:p text:style-name="P1"><text:span text:style-name="Source_20_Text">clicks = 100 <text:s text:c="6"/># total number of clicks</text:span></text:p>
      <text:p text:style-name="P1"><text:span text:style-name="Source_20_Text">interval = 0.1 <text:s text:c="4"/># seconds between clicks</text:span></text:p>
      <text:p text:style-name="P1"/>
      <text:p text:style-name="P1"><text:span text:style-name="Source_20_Text"># Optional: set specific position (x, y), else use current mouse position</text:span></text:p>
      <text:p text:style-name="P1"><text:span text:style-name="Source_20_Text"># x, y = 500, 500</text:span></text:p>
      <text:p text:style-name="P1"><text:span text:style-name="Source_20_Text"># pyautogui.moveTo(x, y)</text:span></text:p>
      <text:p text:style-name="P1"/>
      <text:p text:style-name="P1"><text:span text:style-name="Source_20_Text">for i in range(clicks):</text:span></text:p>
      <text:p text:style-name="P1"><text:soft-page-break/><text:span text:style-name="Source_20_Text"><text:s text:c="4"/>pyautogui.click()</text:span></text:p>
      <text:p text:style-name="P1"><text:span text:style-name="Source_20_Text"><text:s text:c="4"/>print(f"Clicked {i+1}")</text:span></text:p>
      <text:p text:style-name="P1"><text:span text:style-name="Source_20_Text"><text:s text:c="4"/>time.sleep(interval)</text:span></text:p>
      <text:p text:style-name="P1"/>
      <text:p text:style-name="P3"><text:span text:style-name="Source_20_Text">print("✅ Done!")</text:span></text:p>
      <text:p text:style-name="Horizontal_20_Line"/>
      <text:h text:style-name="Heading_20_3" text:outline-level="3">🛠️ Notes:</text:h>
      <text:list xml:id="list2596960249" text:style-name="L17">
        <text:list-item>
          <text:p text:style-name="P23">You can replace <text:span text:style-name="Source_20_Text">pyautogui.click()</text:span> with:</text:p>
          <text:list>
            <text:list-item>
              <text:p text:style-name="P23"><text:span text:style-name="Source_20_Text">pyautogui.doubleClick()</text:span> for double clicks</text:p>
            </text:list-item>
            <text:list-item>
              <text:p text:style-name="P23"><text:span text:style-name="Source_20_Text">pyautogui.rightClick()</text:span> for right clicks</text:p>
            </text:list-item>
          </text:list>
        </text:list-item>
        <text:list-item>
          <text:p text:style-name="P23">You can specify <text:span text:style-name="Source_20_Text">click(x, y)</text:span> to click at a fixed screen location.</text:p>
        </text:list-item>
        <text:list-item>
          <text:p text:style-name="P23">Use <text:span text:style-name="Source_20_Text">pyautogui.position()</text:span> to get your current mouse position.</text:p>
        </text:list-item>
      </text:list>
      <text:p text:style-name="Horizontal_20_Line"/>
      <text:h text:style-name="Heading_20_3" text:outline-level="3">⛔ Safety:</text:h>
      <text:p text:style-name="Text_20_body">Be careful with infinite loops and keep a keyboard shortcut like <text:span text:style-name="Strong_20_Emphasis"><text:span text:style-name="Source_20_Text">Ctrl + C</text:span></text:span> or <text:span text:style-name="Strong_20_Emphasis">moving the mouse to a corner</text:span> (which triggers <text:span text:style-name="Source_20_Text">pyautogui.FAILSAFE</text:span>).</text:p>
      <text:p text:style-name="Horizontal_20_Line"/>
      <text:p text:style-name="Text_20_body">Would you like a version with hotkey support (start/stop with a key pres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6-29T16:12:53.237268593</meta:creation-date>
    <dc:date>2025-06-29T16:13:07.504549146</dc:date>
    <meta:editing-duration>PT14S</meta:editing-duration>
    <meta:editing-cycles>1</meta:editing-cycles>
    <meta:document-statistic meta:table-count="2" meta:image-count="0" meta:object-count="0" meta:page-count="16" meta:paragraph-count="377" meta:word-count="5072" meta:character-count="37543" meta:non-whitespace-character-count="31499"/>
    <meta:generator>LibreOffice/6.4.7.2$Linux_X86_64 LibreOffice_project/40$Build-2</meta:generator>
  </office:meta>
</office:document-meta>
</file>